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1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5.987cm"/>
    </style:style>
    <style:style style:name="Taula1.B" style:family="table-column">
      <style:table-column-properties style:column-width="7.001cm"/>
    </style:style>
    <style:style style:name="Taula1.D" style:family="table-column">
      <style:table-column-properties style:column-width="3cm"/>
    </style:style>
    <style:style style:name="Taula1.E" style:family="table-column">
      <style:table-column-properties style:column-width="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18" style:family="table-row">
      <style:table-row-properties fo:background-color="transparent" fo:keep-together="auto">
        <style:background-image/>
      </style:table-row-properties>
    </style:style>
    <style:style style:name="Taula1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6282b9" style:font-size-asian="9pt" style:font-name-complex="Calibri" style:font-size-complex="9pt"/>
    </style:style>
    <style:style style:name="P1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size-complex="9pt" style:font-weight-complex="normal"/>
    </style:style>
    <style:style style:name="P11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size-complex="9pt" style:font-weight-complex="normal"/>
    </style:style>
    <style:style style:name="P12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size-complex="9pt" style:font-weight-complex="normal"/>
    </style:style>
    <style:style style:name="P13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size-complex="9pt" style:font-weight-complex="normal"/>
    </style:style>
    <style:style style:name="P14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size-complex="9pt" style:font-weight-complex="normal"/>
    </style:style>
    <style:style style:name="P15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weight-complex="normal"/>
    </style:style>
    <style:style style:name="P16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17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weight-complex="normal"/>
    </style:style>
    <style:style style:name="P18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b603e" style:font-name-asian="Arial" style:font-size-asian="9pt" style:font-weight-asian="normal" style:font-name-complex="Calibri" style:font-weight-complex="normal"/>
    </style:style>
    <style:style style:name="P19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21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weight-complex="normal"/>
    </style:style>
    <style:style style:name="P22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weight-complex="normal"/>
    </style:style>
    <style:style style:name="P23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size-asian="9pt" style:font-weight-asian="normal" style:font-name-complex="Calibri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6282b9" style:font-size-asian="9pt" style:font-name-complex="Calibri" style:font-size-complex="9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6282b9" style:font-size-asian="9pt" style:font-name-complex="Calibri" style:font-size-complex="9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68eba6" style:font-size-asian="9pt" style:font-name-complex="Calibri" style:font-size-complex="9pt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29" style:family="paragraph" style:parent-style-name="Standard">
      <style:paragraph-properties style:line-height-at-least="0.353cm" fo:text-align="justify" style:justify-single-word="false" style:snap-to-layout-grid="false"/>
      <style:text-properties fo:font-weight="normal" officeooo:paragraph-rsid="00666d6f" style:font-weight-asian="normal" style:font-weight-complex="normal"/>
    </style:style>
    <style:style style:name="P30" style:family="paragraph" style:parent-style-name="Standard">
      <style:paragraph-properties style:line-height-at-least="0.353cm" fo:text-align="justify" style:justify-single-word="false" style:snap-to-layout-grid="false"/>
      <style:text-properties fo:font-weight="normal" officeooo:paragraph-rsid="00671302" style:font-weight-asian="normal" style:font-weight-complex="normal"/>
    </style:style>
    <style:style style:name="P31" style:family="paragraph" style:parent-style-name="Standard">
      <style:paragraph-properties style:line-height-at-least="0.353cm" fo:text-align="justify" style:justify-single-word="false" style:snap-to-layout-grid="false"/>
      <style:text-properties fo:font-weight="normal" officeooo:paragraph-rsid="006d279b" style:font-weight-asian="normal" style:font-weight-complex="normal"/>
    </style:style>
    <style:style style:name="P32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font-weight="normal" officeooo:paragraph-rsid="006d279b" style:font-weight-asian="normal" style:font-weight-complex="normal"/>
    </style:style>
    <style:style style:name="P33" style:family="paragraph" style:parent-style-name="Standard">
      <style:text-properties fo:font-size="8pt" fo:language="ca" fo:country="ES" officeooo:rsid="0048d237" style:font-size-asian="8pt" style:font-size-complex="8pt"/>
    </style:style>
    <style:style style:name="P34" style:family="paragraph" style:parent-style-name="Standard">
      <style:paragraph-properties fo:margin-top="0cm" fo:margin-bottom="0.101cm" style:contextual-spacing="false" fo:text-align="justify" style:justify-single-word="false" style:snap-to-layout-grid="false"/>
      <style:text-properties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35" style:family="paragraph" style:parent-style-name="Table_20_Contents">
      <style:paragraph-properties fo:margin-top="0cm" fo:margin-bottom="0.101cm" style:contextual-spacing="false" fo:text-align="justify" style:justify-single-word="false"/>
      <style:text-properties style:font-name="Calibri" fo:font-size="9pt" fo:language="ca" fo:country="ES" officeooo:paragraph-rsid="006282b9" style:font-size-asian="9pt" style:font-name-complex="Calibri" style:font-size-complex="9pt"/>
    </style:style>
    <style:style style:name="P36" style:family="paragraph" style:parent-style-name="Table_20_Contents">
      <style:paragraph-properties fo:margin-top="0cm" fo:margin-bottom="0.101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6282b9" style:font-size-asian="9pt" style:font-name-complex="Calibri" style:font-size-complex="9pt"/>
    </style:style>
    <style:style style:name="P37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38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39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weight-complex="normal"/>
    </style:style>
    <style:style style:name="P40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size-asian="9pt" style:font-weight-asian="normal" style:font-name-complex="Calibri" style:font-weight-complex="normal"/>
    </style:style>
    <style:style style:name="P41" style:family="paragraph" style:parent-style-name="_31__20_cabecera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000000" style:font-name="Calibri" fo:font-size="9pt" fo:language="ca" fo:country="ES" fo:font-weight="normal" officeooo:rsid="0054360d" officeooo:paragraph-rsid="005f7e9d" style:font-size-asian="9pt" style:font-weight-asian="normal" style:font-name-complex="Calibri" style:font-size-complex="9pt" style:font-weight-complex="normal"/>
    </style:style>
    <style:style style:name="P42" style:family="paragraph" style:parent-style-name="_31__20_cabecera">
      <style:paragraph-properties fo:margin-top="0cm" fo:margin-bottom="0cm" style:contextual-spacing="false" fo:line-height="110%" fo:text-align="center" style:justify-single-word="false" style:snap-to-layout-grid="false"/>
      <style:text-properties fo:color="#000000" style:font-name="Calibri" fo:font-size="9pt" fo:language="ca" fo:country="ES" officeooo:rsid="0054360d" officeooo:paragraph-rsid="005f7e9d" style:font-size-asian="9pt" style:font-name-complex="Calibri" style:font-size-complex="9pt"/>
    </style:style>
    <style:style style:name="P4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officeooo:paragraph-rsid="006282b9" style:font-weight-asian="normal" style:font-weight-complex="normal"/>
    </style:style>
    <style:style style:name="P4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officeooo:paragraph-rsid="0064cbf7" style:font-weight-asian="normal" style:font-weight-complex="normal"/>
    </style:style>
    <style:style style:name="P45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officeooo:paragraph-rsid="00696528" style:font-weight-asian="normal" style:font-weight-complex="normal"/>
    </style:style>
    <style:style style:name="P46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font-weight="normal" officeooo:paragraph-rsid="00666d6f" style:font-weight-asian="normal" style:font-weight-complex="normal"/>
    </style:style>
    <style:style style:name="P47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font-weight="normal" officeooo:paragraph-rsid="00671302" style:font-weight-asian="normal" style:font-weight-complex="normal"/>
    </style:style>
    <style:style style:name="P48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49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c7891" style:font-size-asian="9pt" style:font-name-complex="Calibri" style:font-size-complex="9pt"/>
    </style:style>
    <style:style style:name="P50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5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5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5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54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55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size-asian="9pt" style:font-weight-asian="normal" style:font-name-complex="Calibri" style:font-size-complex="9pt" style:font-weight-complex="normal"/>
    </style:style>
    <style:style style:name="P56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c7891" style:font-size-asian="9pt" style:font-weight-asian="normal" style:font-name-complex="Calibri" style:font-size-complex="9pt" style:font-weight-complex="normal"/>
    </style:style>
    <style:style style:name="P57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5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59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60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weight-complex="normal"/>
    </style:style>
    <style:style style:name="P6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62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63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size-complex="9pt" style:font-weight-complex="normal"/>
    </style:style>
    <style:style style:name="P64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65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size-complex="9pt" style:font-weight-complex="normal"/>
    </style:style>
    <style:style style:name="P6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67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68eba6" style:font-name-asian="Arial" style:font-size-asian="9pt" style:font-name-complex="Calibri" style:font-size-complex="9pt"/>
    </style:style>
    <style:style style:name="P68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officeooo:paragraph-rsid="0064cbf7"/>
    </style:style>
    <style:style style:name="P69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70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style:font-name="Calibri" fo:font-size="9pt" fo:language="ca" fo:country="ES" officeooo:paragraph-rsid="0064cbf7" style:font-size-asian="9pt" style:font-name-complex="Calibri" style:font-size-complex="9pt"/>
    </style:style>
    <style:style style:name="P71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officeooo:paragraph-rsid="00666d6f"/>
    </style:style>
    <style:style style:name="P72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73" style:family="paragraph" style:parent-style-name="western">
      <style:paragraph-properties fo:margin-top="0cm" fo:margin-bottom="0cm" style:contextual-spacing="false" fo:text-align="justify" style:justify-single-wor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74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75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666d6f" style:font-size-asian="9pt" style:font-name-complex="Calibri" style:font-size-complex="9pt"/>
    </style:style>
    <style:style style:name="P76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77" style:family="paragraph" style:parent-style-name="Text_20_body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font-weight="normal" officeooo:paragraph-rsid="006282b9" style:font-weight-asian="normal" style:font-weight-complex="normal"/>
    </style:style>
    <style:style style:name="P78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79" style:family="paragraph" style:parent-style-name="_31__20_cabecera">
      <style:text-properties officeooo:rsid="0054360d" officeooo:paragraph-rsid="005da195"/>
    </style:style>
    <style:style style:name="P80" style:family="paragraph" style:parent-style-name="_31__20_cabecera">
      <style:text-properties fo:font-weight="normal" officeooo:rsid="0054360d" officeooo:paragraph-rsid="0060286a" style:font-weight-asian="normal" style:font-weight-complex="normal"/>
    </style:style>
    <style:style style:name="P81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82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6282b9" style:font-size-asian="9pt" style:font-name-complex="Calibri" style:font-size-complex="9pt"/>
    </style:style>
    <style:style style:name="P83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68eba6" style:font-size-asian="9pt" style:font-name-complex="Calibri" style:font-size-complex="9pt"/>
    </style:style>
    <style:style style:name="P84" style:family="paragraph" style:parent-style-name="Table_20_Contents">
      <style:paragraph-properties fo:text-align="justify" style:justify-single-word="false"/>
      <style:text-properties style:font-name="Calibri" fo:font-size="9pt" fo:language="ca" fo:country="ES" officeooo:paragraph-rsid="006282b9" style:font-size-asian="9pt" style:font-name-complex="Calibri" style:font-size-complex="9pt"/>
    </style:style>
    <style:style style:name="P85" style:family="paragraph" style:parent-style-name="Table_20_Contents">
      <style:paragraph-properties fo:text-align="justify" style:justify-single-word="false"/>
      <style:text-properties style:font-name="Calibri" fo:font-size="9pt" fo:language="ca" fo:country="ES" officeooo:paragraph-rsid="0068eba6" style:font-size-asian="9pt" style:font-name-complex="Calibri" style:font-size-complex="9pt"/>
    </style:style>
    <style:style style:name="P86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6282b9" style:font-size-asian="9pt" style:font-name-complex="Calibri" style:font-size-complex="9pt"/>
    </style:style>
    <style:style style:name="P87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88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89" style:family="paragraph" style:parent-style-name="Table_20_Contents">
      <style:paragraph-properties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90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fo:color="#000000" style:font-name="Calibri" fo:font-size="8.5pt" fo:language="ca" fo:country="ES" officeooo:paragraph-rsid="006282b9" style:font-size-asian="8.5pt" style:font-name-complex="Calibri" style:font-size-complex="8.5pt"/>
    </style:style>
    <style:style style:name="P92" style:family="paragraph" style:parent-style-name="Table_20_Contents">
      <style:paragraph-properties style:line-height-at-least="0.353cm" fo:text-align="justify" style:justify-single-word="false" style:snap-to-layout-grid="false"/>
      <style:text-properties fo:font-weight="normal" officeooo:paragraph-rsid="006282b9" style:font-weight-asian="normal" style:font-weight-complex="normal"/>
    </style:style>
    <style:style style:name="P93" style:family="paragraph" style:parent-style-name="_33__20_competencias">
      <style:text-properties officeooo:paragraph-rsid="0063f8bd"/>
    </style:style>
    <style:style style:name="P94" style:family="paragraph" style:parent-style-name="_33__20_competencias">
      <style:text-properties officeooo:paragraph-rsid="0064cbf7"/>
    </style:style>
    <style:style style:name="P95" style:family="paragraph" style:parent-style-name="_33__20_competencias">
      <style:text-properties officeooo:paragraph-rsid="006811db"/>
    </style:style>
    <style:style style:name="P96" style:family="paragraph" style:parent-style-name="_33__20_competencias">
      <style:text-properties officeooo:paragraph-rsid="006bff55"/>
    </style:style>
    <style:style style:name="P97" style:family="paragraph" style:parent-style-name="_33__20_competencias">
      <style:text-properties officeooo:paragraph-rsid="006d9200"/>
    </style:style>
    <style:style style:name="P98" style:family="paragraph" style:parent-style-name="_33__20_gris">
      <style:text-properties officeooo:rsid="0054360d" officeooo:paragraph-rsid="0054360d"/>
    </style:style>
    <style:style style:name="P99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100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8pt" fo:language="ca" fo:country="ES" fo:font-weight="normal" officeooo:paragraph-rsid="0068f519" style:font-name-asian="Arial" style:font-size-asian="8pt" style:font-weight-asian="normal" style:font-name-complex="Calibri" style:font-weight-complex="normal"/>
    </style:style>
    <style:style style:name="P10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10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103" style:family="paragraph" style:parent-style-name="Table_20_Contents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104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fo:language="ca" fo:country="ES" style:font-size-asian="9pt" style:font-name-complex="Calibri" style:font-size-complex="9pt"/>
    </style:style>
    <style:style style:name="T4" style:family="text">
      <style:text-properties fo:color="#000000" style:font-name="Calibri" fo:font-size="9pt" fo:language="ca" fo:country="ES" style:font-size-asian="9pt" style:font-name-complex="Calibri"/>
    </style:style>
    <style:style style:name="T5" style:family="text">
      <style:text-properties fo:color="#000000" style:font-name="Calibri" fo:font-size="9pt" fo:language="ca" fo:country="ES" style:font-size-asian="9pt" style:font-name-complex="Calibri" style:font-size-complex="9pt"/>
    </style:style>
    <style:style style:name="T6" style:family="text">
      <style:text-properties fo:color="#000000" style:font-name="Calibri" fo:font-size="9pt" fo:language="ca" fo:country="ES" officeooo:rsid="0030f36d" style:font-size-asian="9pt" style:font-name-complex="Calibri" style:font-size-complex="9pt"/>
    </style:style>
    <style:style style:name="T7" style:family="text">
      <style:text-properties fo:color="#000000" style:font-name="Calibri" fo:font-size="9pt" fo:language="ca" fo:country="ES" officeooo:rsid="003802d3" style:font-size-asian="9pt" style:font-name-complex="Calibri" style:font-size-complex="9pt"/>
    </style:style>
    <style:style style:name="T8" style:family="text">
      <style:text-properties fo:color="#000000" style:font-name="Calibri" fo:font-size="9pt" fo:language="ca" fo:country="ES" officeooo:rsid="001a165d" style:font-size-asian="9pt" style:font-name-complex="Calibri"/>
    </style:style>
    <style:style style:name="T9" style:family="text">
      <style:text-properties fo:color="#000000" style:font-name="Calibri" fo:font-size="9pt" fo:language="ca" fo:country="ES" officeooo:rsid="001b0150" style:font-size-asian="9pt" style:font-name-complex="Calibri"/>
    </style:style>
    <style:style style:name="T10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/>
    </style:style>
    <style:style style:name="T11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 style:font-size-complex="9pt"/>
    </style:style>
    <style:style style:name="T12" style:family="text">
      <style:text-properties fo:color="#000000" style:font-name="Calibri" fo:font-size="9pt" fo:language="ca" fo:country="ES" style:text-underline-style="solid" style:text-underline-width="auto" style:text-underline-color="font-color" officeooo:rsid="0030f36d" style:font-size-asian="9pt" style:font-name-complex="Calibri" style:font-size-complex="9pt"/>
    </style:style>
    <style:style style:name="T13" style:family="text">
      <style:text-properties fo:color="#000000" style:font-name="Calibri" fo:font-size="9pt" fo:language="ca" fo:country="ES" style:text-underline-style="solid" style:text-underline-width="auto" style:text-underline-color="font-color" style:font-name-asian="Arial" style:font-size-asian="9pt" style:font-name-complex="Calibri"/>
    </style:style>
    <style:style style:name="T14" style:family="text">
      <style:text-properties fo:color="#000000" style:font-name="Calibri" fo:font-size="9pt" fo:language="ca" fo:country="ES" style:text-underline-style="solid" style:text-underline-width="auto" style:text-underline-color="font-color" style:font-name-asian="Arial" style:font-size-asian="9pt" style:font-name-complex="Calibri" style:font-size-complex="9pt"/>
    </style:style>
    <style:style style:name="T15" style:family="text">
      <style:text-properties fo:color="#000000" style:font-name="Calibri" fo:font-size="9pt" fo:language="ca" fo:country="ES" style:font-name-asian="Lucida Sans Unicode" style:font-size-asian="9pt" style:font-name-complex="Calibri"/>
    </style:style>
    <style:style style:name="T16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17" style:family="text">
      <style:text-properties fo:color="#000000" style:font-name="Calibri" fo:font-size="9pt" fo:language="ca" fo:country="ES" style:font-name-asian="Arial" style:font-size-asian="9pt" style:font-name-complex="Calibri" style:font-size-complex="9pt"/>
    </style:style>
    <style:style style:name="T18" style:family="text">
      <style:text-properties fo:color="#000000" style:font-name="Calibri" fo:font-size="9pt" fo:language="ca" fo:country="ES" officeooo:rsid="001ff638" style:font-name-asian="Arial" style:font-size-asian="9pt" style:font-name-complex="Calibri"/>
    </style:style>
    <style:style style:name="T19" style:family="text">
      <style:text-properties fo:color="#000000" style:font-name="Calibri" fo:font-size="9pt" fo:language="ca" fo:country="ES" style:font-name-asian="Calibri" style:font-size-asian="9pt" style:font-name-complex="Calibri" style:font-size-complex="9pt"/>
    </style:style>
    <style:style style:name="T20" style:family="text">
      <style:text-properties fo:color="#000000" style:font-name="Calibri" fo:font-size="9pt" fo:language="ca" fo:country="ES" fo:font-weight="bold" officeooo:rsid="0030f36d" style:font-size-asian="9pt" style:font-weight-asian="bold" style:font-name-complex="Calibri" style:font-size-complex="9pt" style:font-weight-complex="bold"/>
    </style:style>
    <style:style style:name="T21" style:family="text">
      <style:text-properties fo:color="#000000" style:font-name="Calibri" fo:font-size="8pt" fo:language="ca" fo:country="ES" style:font-size-asian="8pt" style:font-name-complex="Calibri"/>
    </style:style>
    <style:style style:name="T22" style:family="text">
      <style:text-properties fo:color="#0000ff"/>
    </style:style>
    <style:style style:name="T23" style:family="text">
      <style:text-properties fo:color="#0000ff" style:font-name="Calibri" fo:font-size="9pt" fo:language="ca" fo:country="ES" style:font-size-asian="9pt" style:font-name-complex="Calibri"/>
    </style:style>
    <style:style style:name="T24" style:family="text">
      <style:text-properties fo:color="#0000ff" style:font-name="Calibri" fo:font-size="9pt" fo:language="ca" fo:country="ES" style:font-size-asian="9pt" style:font-name-complex="Calibri" style:font-size-complex="9pt"/>
    </style:style>
    <style:style style:name="T25" style:family="text">
      <style:text-properties fo:color="#0000ff" style:font-name="Calibri" fo:font-size="9pt" fo:language="ca" fo:country="ES" style:font-name-asian="Arial" style:font-size-asian="9pt" style:font-name-complex="Calibri"/>
    </style:style>
    <style:style style:name="T26" style:family="text">
      <style:text-properties fo:color="#0000ff" style:font-name="Calibri" fo:font-size="9pt" fo:language="ca" fo:country="ES" style:font-name-asian="Calibri" style:font-size-asian="9pt" style:font-name-complex="Calibri" style:font-size-complex="9pt"/>
    </style:style>
    <style:style style:name="T27" style:family="text">
      <style:text-properties style:font-size-complex="9pt"/>
    </style:style>
    <style:style style:name="T28" style:family="text">
      <style:text-properties officeooo:rsid="003d55c5" style:font-size-complex="9pt"/>
    </style:style>
    <style:style style:name="T29" style:family="text">
      <style:text-properties officeooo:rsid="001a165d" style:font-size-complex="9pt"/>
    </style:style>
    <style:style style:name="T30" style:family="text">
      <style:text-properties officeooo:rsid="001a165d"/>
    </style:style>
    <style:style style:name="T31" style:family="text">
      <style:text-properties officeooo:rsid="001b0150"/>
    </style:style>
    <style:style style:name="T32" style:family="text">
      <style:text-properties fo:color="#0047ff"/>
    </style:style>
    <style:style style:name="T33" style:family="text">
      <style:text-properties fo:font-weight="bold" style:font-weight-asian="bold" style:font-size-complex="9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da96a"/>
    </style:style>
    <style:style style:name="T36" style:family="text">
      <style:text-properties officeooo:rsid="003cebb4"/>
    </style:style>
    <style:style style:name="T37" style:family="text">
      <style:text-properties style:text-position="super 58%"/>
    </style:style>
    <style:style style:name="T38" style:family="text">
      <style:text-properties fo:color="#ffffff" style:font-name="Calibri" fo:font-size="12pt" fo:language="es" fo:country="ES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39" style:family="text">
      <style:text-properties fo:color="#ffffff" style:font-name="Calibri" fo:font-size="12pt" fo:language="es" fo:country="ES" officeooo: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0" style:family="text">
      <style:text-properties fo:color="#ffffff" style:font-name="Calibri" fo:font-size="12pt" fo:language="es" fo:country="ES" officeooo:rsid="005f7e9d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1" style:family="text">
      <style:text-properties fo:color="#ffffff" style:font-name="Calibri" fo:font-size="12pt" fo:language="es" fo:country="ES" officeooo:rsid="0060286a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2" style:family="text">
      <style:text-properties fo:color="#ffffff" fo:font-size="12pt" fo:language="es" fo:country="ES" style:letter-kerning="true" style:font-name-asian="SimSun1" style:font-size-asian="12pt" style:language-asian="zh" style:country-asian="CN" style:font-size-complex="12pt" style:language-complex="hi" style:country-complex="IN"/>
    </style:style>
    <style:style style:name="T43" style:family="text">
      <style:text-properties fo:color="#ffffff" fo:font-size="12pt" fo:language="es" fo:country="ES" officeooo:rsid="005f7e9d" style:letter-kerning="true" style:font-name-asian="SimSun1" style:font-size-asian="12pt" style:language-asian="zh" style:country-asian="CN" style:font-size-complex="12pt" style:language-complex="hi" style:country-complex="IN"/>
    </style:style>
    <style:style style:name="T44" style:family="text">
      <style:text-properties officeooo:rsid="001bb1be"/>
    </style:style>
    <style:style style:name="T45" style:family="text">
      <style:text-properties officeooo:rsid="001e91c6"/>
    </style:style>
    <style:style style:name="T46" style:family="text">
      <style:text-properties officeooo:rsid="00567e00"/>
    </style:style>
    <style:style style:name="T47" style:family="text">
      <style:text-properties style:font-name-asian="Lucida Sans Unicode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491de3"/>
    </style:style>
    <style:style style:name="T50" style:family="text">
      <style:text-properties fo:language="ca" fo:country="ES"/>
    </style:style>
    <style:style style:name="T51" style:family="text">
      <style:text-properties officeooo:rsid="0039678b"/>
    </style:style>
    <style:style style:name="T52" style:family="text">
      <style:text-properties officeooo:rsid="0024506b"/>
    </style:style>
    <style:style style:name="T53" style:family="text">
      <style:text-properties style:font-name-asian="Arial"/>
    </style:style>
    <style:style style:name="T54" style:family="text">
      <style:text-properties officeooo:rsid="006d9200"/>
    </style:style>
    <style:style style:name="T55" style:family="text">
      <style:text-properties officeooo:rsid="006e87a6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104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24"/>
      <text:p text:style-name="P8"/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column table:style-name="Taula1.E" table:number-columns-repeated="4"/>
        <table:table-row table:style-name="Taula1.1">
          <table:table-cell table:style-name="Taula1.A1" table:number-columns-spanned="8" office:value-type="string">
            <text:p text:style-name="P78">ÀREA: Llengua Castellana i Literatura <text:s text:c="19"/>NIVELL: <text:span text:style-name="T55">4t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columns-spanned="8" office:value-type="string">
            <text:p text:style-name="P79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office:value-type="string">
            <text:p text:style-name="P98">CONTINGUTS</text:p>
          </table:table-cell>
          <table:table-cell table:style-name="Taula1.A3" office:value-type="string">
            <text:p text:style-name="_33__20_gris">CRITERIS D’AVALUACIÓ</text:p>
          </table:table-cell>
          <table:table-cell table:style-name="Taula1.A3" office:value-type="string">
            <text:p text:style-name="_33__20_gris">INDICADORS D’ÈXIT</text:p>
          </table:table-cell>
          <table:table-cell table:style-name="Taula1.A3" office:value-type="string">
            <text:p text:style-name="_33__20_gris">CCLV</text:p>
          </table:table-cell>
          <table:table-cell table:style-name="Taula1.A3" office:value-type="string">
            <text:p text:style-name="P99">1<text:span text:style-name="T37">r</text:span> T</text:p>
          </table:table-cell>
          <table:table-cell table:style-name="Taula1.A3" office:value-type="string">
            <text:p text:style-name="P99">2<text:span text:style-name="T37">n</text:span> T</text:p>
          </table:table-cell>
          <table:table-cell table:style-name="Taula1.A3" office:value-type="string">
            <text:p text:style-name="P99">3<text:span text:style-name="T37">r</text:span> T</text:p>
          </table:table-cell>
          <table:table-cell table:style-name="Taula1.H3" office:value-type="string">
            <text:p text:style-name="P99">FIN</text:p>
          </table:table-cell>
        </table:table-row>
        <table:table-row table:style-name="Taula1.1">
          <table:table-cell table:style-name="Taula1.A4" table:number-rows-spanned="3" office:value-type="string">
            <text:p text:style-name="P86">Estratègies i normes d'interacció oral apreses: escoltar atentament, respectar les intervencions, els sentiments i les experiències dels altres, posant-se en el seu lloc. Formulació d'hipòtesis sobre contingut i context, i sobre significats a partir de l'anàlisi d'elements significatius, lingüístics i paralingüístics (modulació i to de la veu, gestualitat, llenguatge corporal i postural).</text:p>
            <text:p text:style-name="P84">Situacions de comunicació, dirigides o espontànies: diàlegs, conversacions i col·loquis sobre temes escolars.</text:p>
            <text:p text:style-name="P84">Organització lògica del discurs.</text:p>
            <text:p text:style-name="P26">Identificació, interpretació i diferenciació de missatges verbals i no verbals.</text:p>
            <text:p text:style-name="P26">Reconeixement de situacions que afavorixen o impedixen la comunicació.</text:p>
            <text:p text:style-name="P28">Utilització d'elements del llenguatge no verbal, com a complement a la comunicació (moviments, expressió facial, <text:soft-page-break/>gestos, etc.), i del verbal (pauses, to, etc.) per a emfatitzar el contingut del discurs.</text:p>
          </table:table-cell>
          <table:table-cell table:style-name="Taula1.A4" table:number-rows-spanned="3" office:value-type="string">
            <text:p text:style-name="P59">4tCLL.BL1.1 Participar en col·loquis sobre temes escolars, conversacions, entrevistes i diàlegs per a resoldre conflictes escoltant amb atenció, posant-se en el lloc de l’altre, respectant el contingut del discurs de l’interlocutor i expressant les seues idees i opinions de manera ordenada.</text:p>
          </table:table-cell>
          <table:table-cell table:style-name="Taula1.A4" office:value-type="string">
            <text:p text:style-name="P89">4tCLL.BL1.1.1 Participa en situacions de comunicació oral del nivell educatiu (conversacions, diàlegs i col·loquis) utilitzant fórmules de cortesia.</text:p>
          </table:table-cell>
          <table:table-cell table:style-name="Taula1.A4" office:value-type="string">
            <text:p text:style-name="P93">CSC</text:p>
            <text:p text:style-name="P93">CCLI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" office:value-type="string">
            <text:p text:style-name="P90">4tCLL.BL1.1.2 Participa en situacions de comunicació oral del nivell educatiu i en diàlegs per a resoldre conflictes interpersonals i es posa en el lloc de l’altre (empatia).</text:p>
          </table:table-cell>
          <table:table-cell table:style-name="Taula1.D5" office:value-type="string">
            <text:p text:style-name="P93">CSC</text:p>
            <text:p text:style-name="P93">CCLI</text:p>
          </table:table-cell>
          <table:table-cell table:style-name="Taula1.E5" office:value-type="string">
            <text:p text:style-name="_33__20_competencias"/>
          </table:table-cell>
          <table:table-cell table:style-name="Taula1.F5" office:value-type="string">
            <text:p text:style-name="_33__20_competencias"/>
          </table:table-cell>
          <table:table-cell table:style-name="Taula1.G5" office:value-type="string">
            <text:p text:style-name="_33__20_competencias"/>
          </table:table-cell>
          <table:table-cell table:style-name="Taula1.H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" office:value-type="string">
            <text:p text:style-name="P90">4tCLL.BL1.1.3 Participa en les situacions de comunicació oral del nivell educatiu (conversacions, diàlegs i col·loquis) sobre temes pròxims a la seua experiència, manté el tema i expressa les seues idees i opinions de manera ordenada.</text:p>
          </table:table-cell>
          <table:table-cell table:style-name="Taula1.D6" office:value-type="string">
            <text:p text:style-name="P93">CCLI</text:p>
          </table:table-cell>
          <table:table-cell table:style-name="Taula1.E6" office:value-type="string">
            <text:p text:style-name="_33__20_competencias"/>
          </table:table-cell>
          <table:table-cell table:style-name="Taula1.F6" office:value-type="string">
            <text:p text:style-name="_33__20_competencias"/>
          </table:table-cell>
          <table:table-cell table:style-name="Taula1.G6" office:value-type="string">
            <text:p text:style-name="_33__20_competencias"/>
          </table:table-cell>
          <table:table-cell table:style-name="Taula1.H6" office:value-type="string">
            <text:p text:style-name="_33__20_competencias"/>
          </table:table-cell>
        </table:table-row>
        <table:table-row table:style-name="Taula1.1">
          <table:table-cell table:style-name="Taula1.A9" table:number-rows-spanned="2" office:value-type="string">
            <text:p text:style-name="P36">Utilització d'estratègies de comprensió dels missatges orals: distinció entre sentit literal, inferencial i estètic. Formulació d'hipòtesis sobre contingut i context, i sobre significats a partir de l'anàlisi d'elements significatius, lingüístics i paralingüístics (modulació i to de la veu, gestualitat, llenguatge corporal i postural).</text:p>
            <text:p text:style-name="P35">Distinció entre sentit literal, inferencial, crític i estètic.</text:p>
            <text:p text:style-name="P35">Comprensió, interpretació i valoració de textos orals literaris o no literaris amb finalitat didàctica o d'ús quotidià.</text:p>
            <text:p text:style-name="P35">Reconeixement d'idees principals, secundàries i detalls rellevants.</text:p>
            <text:p text:style-name="P34">Informació personal, familiar i de l'entorn pròxim. Compres, indicacions de lloc o direccions.</text:p>
          </table:table-cell>
          <table:table-cell table:style-name="Taula1.B9" table:number-rows-spanned="2" office:value-type="string">
            <text:p text:style-name="P59">4tCLL.BL1.2 Reconéixer les idees principals, secundàries i algunes dades específiques de la informació verbal i no verbal de textos orals de l’àmbit escolar i social i expressar la seua opinió sobre el contingut del missatge. </text:p>
          </table:table-cell>
          <table:table-cell table:style-name="Taula1.C7" office:value-type="string">
            <text:p text:style-name="P51">4tCLL.BL1.2.1 Identifica el tema en textos orals <text:span text:style-name="T34">(textos literaris i no literaris complets o fragmentats, explicacions i instruccions).</text:span></text:p>
          </table:table-cell>
          <table:table-cell table:style-name="Taula1.D7" office:value-type="string">
            <text:p text:style-name="P93">CCLI</text:p>
          </table:table-cell>
          <table:table-cell table:style-name="Taula1.E7" office:value-type="string">
            <text:p text:style-name="_33__20_competencias"/>
          </table:table-cell>
          <table:table-cell table:style-name="Taula1.F7" office:value-type="string">
            <text:p text:style-name="_33__20_competencias"/>
          </table:table-cell>
          <table:table-cell table:style-name="Taula1.G7" office:value-type="string">
            <text:p text:style-name="_33__20_competencias"/>
          </table:table-cell>
          <table:table-cell table:style-name="Taula1.H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9" office:value-type="string">
            <text:p text:style-name="P90">4tCLL.BL1.2.2 Reconeix, en textos orals del nivell educatiu, algunes dades específiques del contingut de la comunicació.</text:p>
          </table:table-cell>
          <table:table-cell table:style-name="Taula1.D9" office:value-type="string">
            <text:p text:style-name="P93">CAA</text:p>
            <text:p text:style-name="P93">CCLI</text:p>
          </table:table-cell>
          <table:table-cell table:style-name="Taula1.E9" office:value-type="string">
            <text:p text:style-name="_33__20_competencias"/>
          </table:table-cell>
          <table:table-cell table:style-name="Taula1.F9" office:value-type="string">
            <text:p text:style-name="_33__20_competencias"/>
          </table:table-cell>
          <table:table-cell table:style-name="Taula1.G9" office:value-type="string">
            <text:p text:style-name="_33__20_competencias"/>
          </table:table-cell>
          <table:table-cell table:style-name="Taula1.H9" office:value-type="string">
            <text:p text:style-name="_33__20_competencias"/>
          </table:table-cell>
        </table:table-row>
        <table:table-row table:style-name="Taula1.1">
          <table:table-cell table:style-name="Taula1.A9" office:value-type="string">
            <text:p text:style-name="Standard"/>
          </table:table-cell>
          <table:table-cell table:style-name="Taula1.B9" office:value-type="string">
            <text:p text:style-name="Standard"/>
          </table:table-cell>
          <table:table-cell table:style-name="Taula1.C9" office:value-type="string">
            <text:p text:style-name="P90">4tCLL.BL1.2.3 Expressa la seua opinió sobre el contingut del missatge.</text:p>
          </table:table-cell>
          <table:table-cell table:style-name="Taula1.D9" office:value-type="string">
            <text:p text:style-name="P93">CAA</text:p>
            <text:p text:style-name="P93">CCLI</text:p>
          </table:table-cell>
          <table:table-cell table:style-name="Taula1.E9" office:value-type="string">
            <text:p text:style-name="_33__20_competencias"/>
          </table:table-cell>
          <table:table-cell table:style-name="Taula1.F9" office:value-type="string">
            <text:p text:style-name="_33__20_competencias"/>
          </table:table-cell>
          <table:table-cell table:style-name="Taula1.G9" office:value-type="string">
            <text:p text:style-name="_33__20_competencias"/>
          </table:table-cell>
          <table:table-cell table:style-name="Taula1.H9" office:value-type="string">
            <text:p text:style-name="_33__20_competencias"/>
          </table:table-cell>
        </table:table-row>
        <table:table-row table:style-name="Taula1.1">
          <table:table-cell table:style-name="Taula1.A13" table:number-rows-spanned="4" office:value-type="string">
            <text:p text:style-name="P9">Importància de la millora en expressió oral.</text:p>
            <text:p text:style-name="P86">Planificació de l'expressió oral. Suport gràfic.</text:p>
            <text:p text:style-name="P84">Recursos de l'expressió oral: Pronunciació, entonació, ritme. <text:s/>Expressió facial, moviments, to de veu. Mirar els interlocutors.</text:p>
            <text:p text:style-name="P91">Expressió i producció de textos orals literaris i no literaris: (narratius: relatar esdeveniments, anècdotes, <text:soft-page-break/>acudits, reconstruir poemes en forma de contes, etc.; descriptius: descripcions detallades de personatges, paisatges, imatges, etc.; expositius: enquestes i entrevistes, definició de conceptes, exposicions, presentacions orals, etc.; instructius: regles de jocs, instruccions per a realitzar treballs, resoldre problemes, realitzar un experiment, etc.; argumentatius: discussions, expressió coherent d'opinions personals; predictius: formulació d'hipòtesis, anuncis, recomanacions, etc.</text:p>
            <text:p text:style-name="P84">Descripció física i descripció detallada. Orde lògic i espacial.</text:p>
            <text:p text:style-name="P86">Estructura de l'enquesta</text:p>
            <text:p text:style-name="P84">Identificació de l'ús d'expressions i valoracions de caràcter sexista, evitant el seu ús en les nostres produccions.</text:p>
            <text:p text:style-name="P25">Selecció raonada de les produccions a incloure en el portfolio.</text:p>
          </table:table-cell>
          <table:table-cell table:style-name="Taula1.B13" table:number-rows-spanned="4" office:value-type="string">
            <text:p text:style-name="P61">4tCLL.BL1.3. Produir, de forma guiada, textos orals dels gèneres més habituals del nivell educatiu, respectant-ne l’estructura i utilitzant el vocabulari, l’entonació, la dicció i els recursos no verbals correctament, a més d’un llenguatge respectuós. </text:p>
          </table:table-cell>
          <table:table-cell table:style-name="Taula1.C10" office:value-type="string">
            <text:p text:style-name="P51">4tCLL.BL1.3.1 En la producció de textos orals recolza el discurs amb gestos.</text:p>
          </table:table-cell>
          <table:table-cell table:style-name="Taula1.D10" office:value-type="string">
            <text:p text:style-name="P93">CAA</text:p>
            <text:p text:style-name="P93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1" office:value-type="string">
            <text:p text:style-name="P77"><text:span text:style-name="T6">4tCLL.BL1.3.2 Produïx </text:span><text:span text:style-name="T12">de forma guiada</text:span><text:span text:style-name="T6"> textos orals dels gèneres més habituals del nivell educatiu </text:span><text:span text:style-name="T20">tenint en compte el propòsit comunicatiu (descripcions, narracions, exposicions, donar instruccions)</text:span><text:span text:style-name="T6">, </text:span><text:span text:style-name="T7">respectant-ne l'estructura</text:span><text:span text:style-name="T6">.</text:span></text:p>
          </table:table-cell>
          <table:table-cell table:style-name="Taula1.D11" office:value-type="string">
            <text:p text:style-name="P93">CCLI</text:p>
          </table:table-cell>
          <table:table-cell table:style-name="Taula1.E11" office:value-type="string">
            <text:p text:style-name="_33__20_competencias"/>
          </table:table-cell>
          <table:table-cell table:style-name="Taula1.F11" office:value-type="string">
            <text:p text:style-name="_33__20_competencias"/>
          </table:table-cell>
          <table:table-cell table:style-name="Taula1.G11" office:value-type="string">
            <text:p text:style-name="_33__20_competencias"/>
          </table:table-cell>
          <table:table-cell table:style-name="Taula1.H1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2" office:value-type="string">
            <text:p text:style-name="P90">4tCLL.BL1.3.3 En la producció de textos orals del nivell educatiu utilitza un <text:soft-page-break/>llenguatge formal sense expressions vulgars o col·loquials.</text:p>
          </table:table-cell>
          <table:table-cell table:style-name="Taula1.D12" office:value-type="string">
            <text:p text:style-name="P93">CCLI</text:p>
          </table:table-cell>
          <table:table-cell table:style-name="Taula1.E12" office:value-type="string">
            <text:p text:style-name="_33__20_competencias"/>
          </table:table-cell>
          <table:table-cell table:style-name="Taula1.F12" office:value-type="string">
            <text:p text:style-name="_33__20_competencias"/>
          </table:table-cell>
          <table:table-cell table:style-name="Taula1.G12" office:value-type="string">
            <text:p text:style-name="_33__20_competencias"/>
          </table:table-cell>
          <table:table-cell table:style-name="Taula1.H1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3" office:value-type="string">
            <text:p text:style-name="P90">4tCLL.BL1.3.4 En la producció de textos orals, respecta la concordança gramatical i utilitza adequadament els temps <text:span text:style-name="T47">verbals.</text:span></text:p>
          </table:table-cell>
          <table:table-cell table:style-name="Taula1.D13" office:value-type="string">
            <text:p text:style-name="P93">CCLI</text:p>
            <text:p text:style-name="P93">CAA</text:p>
          </table:table-cell>
          <table:table-cell table:style-name="Taula1.E13" office:value-type="string">
            <text:p text:style-name="_33__20_competencias"/>
          </table:table-cell>
          <table:table-cell table:style-name="Taula1.F13" office:value-type="string">
            <text:p text:style-name="_33__20_competencias"/>
          </table:table-cell>
          <table:table-cell table:style-name="Taula1.G13" office:value-type="string">
            <text:p text:style-name="_33__20_competencias"/>
          </table:table-cell>
          <table:table-cell table:style-name="Taula1.H13" office:value-type="string">
            <text:p text:style-name="_33__20_competencias"/>
          </table:table-cell>
        </table:table-row>
        <table:table-row table:style-name="Taula1.1">
          <table:table-cell table:style-name="Taula1.A15" table:number-rows-spanned="2" office:value-type="string">
            <text:p text:style-name="P86">Memorització de poemes, retafiles, endevinalles, refranys i altres textos orals amb diferent finalitat (lúdica, d'aprenentatge, etc.).</text:p>
            <text:p text:style-name="P26">Recursos de l'expressió oral: Pronunciació, entonació, ritme. <text:s/>Expressió facial, moviments, to de veu. Mirar els interlocutors.</text:p>
            <text:p text:style-name="P26">Ús de les diferents estratègies de memòria visual i auditiva.</text:p>
            <text:p text:style-name="P28">Reproducció de contes i altres textos breus i senzills escoltats en diferents formats.</text:p>
          </table:table-cell>
          <table:table-cell table:style-name="Taula1.B15" table:number-rows-spanned="2" office:value-type="string">
            <text:p text:style-name="P59">4tCLL.BL1.4 Memoritzar i reproduir, de manera guiada, textos orals dels gèneres més habituals del nivell educatiu, prèviament escoltats o llegits en diferents formats, aplicant amb creativitat les estratègies d’expressió oral adequades.</text:p>
          </table:table-cell>
          <table:table-cell table:style-name="Taula1.C14" office:value-type="string">
            <text:p text:style-name="P92"><text:span text:style-name="T4">4tCLL.BL1.4.1 Memoritza </text:span><text:span text:style-name="T10">de forma guiada</text:span><text:span text:style-name="T4"> textos orals amb finalitat lúdica o com a estratègia d’aprenentatge (textos teatrals breus, exposicions orals senzilles, </text:span><text:bookmark text:name="docs-internal-guid-76dc3ae2-1a8e-960f-6a"/><text:span text:style-name="T4">monòlegs).</text:span></text:p>
          </table:table-cell>
          <table:table-cell table:style-name="Taula1.D14" office:value-type="string">
            <text:p text:style-name="P93">CAA</text:p>
            <text:p text:style-name="P93">CCLI</text:p>
          </table:table-cell>
          <table:table-cell table:style-name="Taula1.E14" office:value-type="string">
            <text:p text:style-name="_33__20_competencias"/>
          </table:table-cell>
          <table:table-cell table:style-name="Taula1.F14" office:value-type="string">
            <text:p text:style-name="_33__20_competencias"/>
          </table:table-cell>
          <table:table-cell table:style-name="Taula1.G14" office:value-type="string">
            <text:p text:style-name="_33__20_competencias"/>
          </table:table-cell>
          <table:table-cell table:style-name="Taula1.H1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5" office:value-type="string">
            <text:p text:style-name="P92"><text:span text:style-name="T4">4tCLL.BL1.4.2 Reproduïx </text:span><text:span text:style-name="T10">de forma guiada</text:span><text:span text:style-name="T4"> textos orals amb finalitat lúdica o com a estratègia d’aprenentatge recolzant amb gestos el discurs.</text:span></text:p>
          </table:table-cell>
          <table:table-cell table:style-name="Taula1.D15" office:value-type="string">
            <text:p text:style-name="P93">CAA</text:p>
            <text:p text:style-name="P93">CCLI</text:p>
          </table:table-cell>
          <table:table-cell table:style-name="Taula1.E15" office:value-type="string">
            <text:p text:style-name="_33__20_competencias"/>
          </table:table-cell>
          <table:table-cell table:style-name="Taula1.F15" office:value-type="string">
            <text:p text:style-name="_33__20_competencias"/>
          </table:table-cell>
          <table:table-cell table:style-name="Taula1.G15" office:value-type="string">
            <text:p text:style-name="_33__20_competencias"/>
          </table:table-cell>
          <table:table-cell table:style-name="Taula1.H15" office:value-type="string">
            <text:p text:style-name="_33__20_competencias"/>
          </table:table-cell>
        </table:table-row>
        <table:table-row table:style-name="Taula1.1">
          <table:table-cell table:style-name="Taula1.A17" table:number-rows-spanned="2" office:value-type="string">
            <text:p text:style-name="P82">Identificació i classificació dels mitjans de comunicació social: ràdio, cine, publicitat, televisió, Internet, etc.</text:p>
            <text:p text:style-name="P84"><text:soft-page-break/>Comprensió de textos orals procedents de la ràdio, de la televisió o d'Internet com a instrument d'aprenentatge i d'accés a informacions sobre fets i esdeveniments pròxims a la seua experiència i que resulten significatius en el seu entorn.</text:p>
            <text:p text:style-name="P84">Expressió d'opinió.</text:p>
            <text:p text:style-name="P86">Producció de textos orals propis dels mitjans de comunicació social, amb especial incidència en la notícia i l'anunci publicitari, per mitjà de simulació, oferint i compartint informació.</text:p>
          </table:table-cell>
          <table:table-cell table:style-name="Taula1.B17" table:number-rows-spanned="2" office:value-type="string">
            <text:p text:style-name="P43"><text:span text:style-name="T19">4tCLL.</text:span><text:span text:style-name="T5">BL1.5 Interpretar textos orals de l’àmbit escolar i social procedents dels mitjans de comunicació utilitzant les estratègies de comprensió oral del nivell </text:span><text:soft-page-break/><text:span text:style-name="T5">educatiu, expressant la seua opinió sobre el contingut del missatge i la intenció de l’emissor, i imitant, per mitjà de simulació i amb ajuda de guies, les estructures i el llenguatge propis d’estos textos. </text:span></text:p>
          </table:table-cell>
          <table:table-cell table:style-name="Taula1.C16" office:value-type="string">
            <text:p text:style-name="P43"><text:span text:style-name="T19">4tCLL.BL1.5.1 Interpreta textos orals del nivell educatiu procedents dels mitjans de comunicació (anuncis publicitaris, documentals infantils i notícies </text:span><text:soft-page-break/><text:span text:style-name="T19">radiofòniques i televisives del seu entorn</text:span><text:span text:style-name="T26">)</text:span><text:span text:style-name="T19"> </text:span><text:span text:style-name="T5">diferenciant informació i opinió.</text:span></text:p>
          </table:table-cell>
          <table:table-cell table:style-name="Taula1.D16" office:value-type="string">
            <text:p text:style-name="P93">CD</text:p>
            <text:p text:style-name="P93">CSC</text:p>
            <text:p text:style-name="P93">CCLI</text:p>
          </table:table-cell>
          <table:table-cell table:style-name="Taula1.E16" office:value-type="string">
            <text:p text:style-name="_33__20_competencias"/>
          </table:table-cell>
          <table:table-cell table:style-name="Taula1.F16" office:value-type="string">
            <text:p text:style-name="_33__20_competencias"/>
          </table:table-cell>
          <table:table-cell table:style-name="Taula1.G16" office:value-type="string">
            <text:p text:style-name="_33__20_competencias"/>
          </table:table-cell>
          <table:table-cell table:style-name="Taula1.H1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7" office:value-type="string">
            <text:p text:style-name="P61">4tCLL.BL1.5.2 Imita per mitjà de simulació i amb ajuda de guies les estructures i el llenguatge propi d’anuncis publicitaris i notícies relatives a l’àmbit escolar o al seu àmbit social més pròxim.</text:p>
          </table:table-cell>
          <table:table-cell table:style-name="Taula1.D17" office:value-type="string">
            <text:p text:style-name="P93">CSC</text:p>
            <text:p text:style-name="P93">CCLI</text:p>
          </table:table-cell>
          <table:table-cell table:style-name="Taula1.E17" office:value-type="string">
            <text:p text:style-name="_33__20_competencias"/>
          </table:table-cell>
          <table:table-cell table:style-name="Taula1.F17" office:value-type="string">
            <text:p text:style-name="_33__20_competencias"/>
          </table:table-cell>
          <table:table-cell table:style-name="Taula1.G17" office:value-type="string">
            <text:p text:style-name="_33__20_competencias"/>
          </table:table-cell>
          <table:table-cell table:style-name="Taula1.H17" office:value-type="string">
            <text:p text:style-name="_33__20_competencias"/>
          </table:table-cell>
        </table:table-row>
        <table:table-row table:style-name="Taula1.18">
          <table:table-cell table:style-name="Taula1.A2" table:number-columns-spanned="8" office:value-type="string">
            <text:p text:style-name="P79"><text:span text:style-name="T46">B</text:span><text:span text:style-name="T38">LOC </text:span><text:span text:style-name="T39">2</text:span><text:span text:style-name="T38">. </text:span><text:span text:style-name="T40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98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99">1<text:span text:style-name="T37">r</text:span> T</text:p>
          </table:table-cell>
          <table:table-cell table:style-name="Taula1.A4" office:value-type="string">
            <text:p text:style-name="P99">2<text:span text:style-name="T37">n</text:span> T</text:p>
          </table:table-cell>
          <table:table-cell table:style-name="Taula1.A4" office:value-type="string">
            <text:p text:style-name="P99">3<text:span text:style-name="T37">r</text:span> T</text:p>
          </table:table-cell>
          <table:table-cell table:style-name="Taula1.H4" office:value-type="string">
            <text:p text:style-name="P99">FIN</text:p>
          </table:table-cell>
        </table:table-row>
        <table:table-row table:style-name="Taula1.1">
          <table:table-cell table:style-name="Taula1.A4" table:number-rows-spanned="2" office:value-type="string">
            <text:p text:style-name="P69">Lectura de diferents tipus de textos continus i discontinus, en distints suports (impresos, digitals i multimodals) tant de l'àmbit escolar com del social: (reglaments senzills; notícies en periòdics, revistes i webs infantils; diaris, cartes i correus electrònics, mapes, plans i gràfics, cançons...), on s'exercite la correcta pronunciació.</text:p>
          </table:table-cell>
          <table:table-cell table:style-name="Taula1.A4" table:number-rows-spanned="2" office:value-type="string">
            <text:p text:style-name="P52">4tCLL.BL2.1 Llegir de forma guiada, adequant-se al format i a l'estructura textual, textos de l'àmbit escolar i social i elegir les seues lectures personals i de suport a les tasques d'aprenentatge segons els seus gustos i preferències.</text:p>
          </table:table-cell>
          <table:table-cell table:style-name="Taula1.A4" office:value-type="string">
            <text:p text:style-name="P37">4tCLL.BL2.1.1 Llig correctament i de <text:span text:style-name="T48">forma guiada</text:span> textos pròxims a la seua experiència adequant-se al format i a l’estructura textual (textos literaris i no literaris complets o fragmentats, explicacions i instruccions) amb distintes finalitats establides per l’adult.</text:p>
          </table:table-cell>
          <table:table-cell table:style-name="Taula1.A4" office:value-type="string">
            <text:p text:style-name="P94">CCLI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A4" office:value-type="string">
            <text:p text:style-name="P37">4tCLL.BL2.1.2 Llig a proposta de l’adult textos de l’àmbit escolar i social i els utilitza com a suport a tasques d’aprenentatge.</text:p>
          </table:table-cell>
          <table:table-cell table:style-name="Taula1.A4" office:value-type="string">
            <text:p text:style-name="P94">CCLI</text:p>
            <text:p text:style-name="P94">CAA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table-cell table:style-name="Taula1.A31" table:number-rows-spanned="10" office:value-type="string">
            <text:p text:style-name="P68"><text:span text:style-name="T3">Introducció a l'estudi dels elements bàsics de textos il·lustrats, d'àlbums i contes infantils (associació de la</text:span><text:span text:style-name="T50"> </text:span><text:span text:style-name="T3">informació que aporten les il·lustracions amb el contingut del text i seqüenciació de la història), i aplicació d'estos coneixements a la seua comprensió i interpretació. </text:span></text:p>
            <text:p text:style-name="P70"/>
            <text:p text:style-name="P69"><text:soft-page-break/>Ús d'estratègies per a la comprensió lectora: abans de la lectura anticipant hipòtesis a través d'informació paratextual (context) i analitzant l'estructura del text i la seua tipologia; durant la lectura (reformulant hipòtesi, relacionant els coneixements previs (tema, conceptes bàsics, voca<text:span text:style-name="T49">b</text:span>u<text:span text:style-name="T49">l</text:span>ari...) amb la informació nova que aporta el text, associant la informació que aporten les il·lustracions amb el contingut del text, realitzant inferències i interpretant sentits figurats i significats no explícits en els textos), i després de la lectura (destacant idees principals i secundàries localitzant informació específica que done resposta a preguntes determinades).</text:p>
          </table:table-cell>
          <table:table-cell table:style-name="Taula1.B24" table:number-rows-spanned="3" office:value-type="string">
            <text:p text:style-name="P81">4tCLL.BL2.2 Interpretar, amb les orientacions de l'adult i l'ajuda dels seus companys a través del diàleg i la reflexió, textos de l'àmbit escolar i social anticipant i comprovant hipòtesis a través d'elements de format i de capítols i índexs, destacant idees principals i secundàries, localitzant informació específica que done resposta a preguntes plantejades realitzant inferències <text:s/>i <text:soft-page-break/>expressant la seua opinió sobre el contingut.</text:p>
          </table:table-cell>
          <table:table-cell table:style-name="Taula1.C22" office:value-type="string">
            <text:p text:style-name="P22">4tCLL.BL2.2.1 Identifica el tema i el destinatari i la intenció de l’emissor en els textos escrits impresos, digitals i multimodals del nivell educatiu (reglaments senzills; notícies en periòdics, revistes i webs infantils; diaris, cartes i correus electrònics, mapes, plànols i gràfics, cançons, etc.).</text:p>
          </table:table-cell>
          <table:table-cell table:style-name="Taula1.D22" office:value-type="string">
            <text:p text:style-name="P94">CCLI</text:p>
            <text:p text:style-name="P94">CAA</text:p>
          </table:table-cell>
          <table:table-cell table:style-name="Taula1.E22" office:value-type="string">
            <text:p text:style-name="_33__20_competencias"/>
          </table:table-cell>
          <table:table-cell table:style-name="Taula1.F22" office:value-type="string">
            <text:p text:style-name="_33__20_competencias"/>
          </table:table-cell>
          <table:table-cell table:style-name="Taula1.G22" office:value-type="string">
            <text:p text:style-name="_33__20_competencias"/>
          </table:table-cell>
          <table:table-cell table:style-name="Taula1.H2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3" office:value-type="string">
            <text:p text:style-name="P22">4tCLL.BL2.2.2 Comprova les conjectures que ha anticipat sobre el tema i detalls <text:soft-page-break/>del contingut de textos escrits a través d’elements de format i de capítols i índexs.</text:p>
          </table:table-cell>
          <table:table-cell table:style-name="Taula1.D23" office:value-type="string">
            <text:p text:style-name="P94">CCLI</text:p>
            <text:p text:style-name="P94">CAA</text:p>
          </table:table-cell>
          <table:table-cell table:style-name="Taula1.E23" office:value-type="string">
            <text:p text:style-name="_33__20_competencias"/>
          </table:table-cell>
          <table:table-cell table:style-name="Taula1.F23" office:value-type="string">
            <text:p text:style-name="_33__20_competencias"/>
          </table:table-cell>
          <table:table-cell table:style-name="Taula1.G23" office:value-type="string">
            <text:p text:style-name="_33__20_competencias"/>
          </table:table-cell>
          <table:table-cell table:style-name="Taula1.H2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4" office:value-type="string">
            <text:p text:style-name="P52">4tCLL.BL2.2.3 Destaca paraules clau i realitza inferències expressant la seua opinió sobre el contingut.</text:p>
          </table:table-cell>
          <table:table-cell table:style-name="Taula1.D24" office:value-type="string">
            <text:p text:style-name="P94">CCLI</text:p>
            <text:p text:style-name="P94">CAA</text:p>
          </table:table-cell>
          <table:table-cell table:style-name="Taula1.E24" office:value-type="string">
            <text:p text:style-name="_33__20_competencias"/>
          </table:table-cell>
          <table:table-cell table:style-name="Taula1.F24" office:value-type="string">
            <text:p text:style-name="_33__20_competencias"/>
          </table:table-cell>
          <table:table-cell table:style-name="Taula1.G24" office:value-type="string">
            <text:p text:style-name="_33__20_competencias"/>
          </table:table-cell>
          <table:table-cell table:style-name="Taula1.H24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27" table:number-rows-spanned="3" office:value-type="string">
            <text:p text:style-name="P52">4tCLL.BL2.3 Llegir en mitjans digitals per a buscar, seleccionar i emmagatzemar informació de forma responsable i reconeixent que pot no ser fiable, amb les orientacions de l’adult i l’ajuda dels seus companys, i utilitzar-la en les tasques d’aprenentatge.</text:p>
          </table:table-cell>
          <table:table-cell table:style-name="Taula1.C25" office:value-type="string">
            <text:p text:style-name="P54">4tCLLBL2.3.1 Busca i selecciona informació de diverses fonts en mitjans digitals amb orientacions de l'adult i l'ajuda dels seus companys.</text:p>
          </table:table-cell>
          <table:table-cell table:style-name="Taula1.D25" office:value-type="string">
            <text:p text:style-name="P94">CCLI</text:p>
            <text:p text:style-name="P94">CD</text:p>
          </table:table-cell>
          <table:table-cell table:style-name="Taula1.E25" office:value-type="string">
            <text:p text:style-name="_33__20_competencias"/>
          </table:table-cell>
          <table:table-cell table:style-name="Taula1.F25" office:value-type="string">
            <text:p text:style-name="_33__20_competencias"/>
          </table:table-cell>
          <table:table-cell table:style-name="Taula1.G25" office:value-type="string">
            <text:p text:style-name="_33__20_competencias"/>
          </table:table-cell>
          <table:table-cell table:style-name="Taula1.H2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7" table:number-rows-spanned="2" office:value-type="string">
            <text:p text:style-name="P52">4tCLL.BL2.3.2 Utilitza de manera responsable ferramentes de busca i visualització digital i entorns virtuals i reconeix que la informació pot no ser fiable.</text:p>
          </table:table-cell>
          <table:table-cell table:style-name="Taula1.D26" office:value-type="string">
            <text:p text:style-name="P94">CD</text:p>
          </table:table-cell>
          <table:table-cell table:style-name="Taula1.E26" office:value-type="string">
            <text:p text:style-name="_33__20_competencias"/>
          </table:table-cell>
          <table:table-cell table:style-name="Taula1.F26" office:value-type="string">
            <text:p text:style-name="_33__20_competencias"/>
          </table:table-cell>
          <table:table-cell table:style-name="Taula1.G26" office:value-type="string">
            <text:p text:style-name="_33__20_competencias"/>
          </table:table-cell>
          <table:table-cell table:style-name="Taula1.H2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27" office:value-type="string">
            <text:p text:style-name="_33__20_competencias"/>
          </table:table-cell>
          <table:table-cell table:style-name="Taula1.E27" office:value-type="string">
            <text:p text:style-name="_33__20_competencias"/>
          </table:table-cell>
          <table:table-cell table:style-name="Taula1.F27" office:value-type="string">
            <text:p text:style-name="_33__20_competencias"/>
          </table:table-cell>
          <table:table-cell table:style-name="Taula1.G27" office:value-type="string">
            <text:p text:style-name="_33__20_competencias"/>
          </table:table-cell>
          <table:table-cell table:style-name="Taula1.H27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30" table:number-rows-spanned="3" office:value-type="string">
            <text:p text:style-name="P57">4tCLL.BL2.4 Utilitzar de manera autònoma les biblioteques d'aula i de centre i de forma guiada les biblioteques de l'entorn social pròxim per a buscar informació i seleccionar lectures personals i reconéixer i utilitzar de forma responsable els seus espais i reconéixer i respectar les normes de funcionament.</text:p>
          </table:table-cell>
          <table:table-cell table:style-name="Taula1.C31" office:value-type="string">
            <text:p text:style-name="P44"><text:span text:style-name="T5">4tCLL.BL2.4.1 Utilitza </text:span><text:span text:style-name="T11">de forma guiada</text:span><text:span text:style-name="T5"> les biblioteques de l'entorn social pròxim per a buscar i localitzar informació en tot tipus de suports i seleccionar lectures personals.</text:span></text:p>
          </table:table-cell>
          <table:table-cell table:style-name="Taula1.D31" office:value-type="string">
            <text:p text:style-name="P94">CSC</text:p>
            <text:p text:style-name="P94">SIEE</text:p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1" office:value-type="string">
            <text:p text:style-name="P39">4tCLL.BL2.4.2 Reconeix i utilitza els sistemes d’ordenació i classificació de les biblioteques de l’entorn social pròxim.</text:p>
          </table:table-cell>
          <table:table-cell table:style-name="Taula1.D31" office:value-type="string">
            <text:p text:style-name="P94">CSC</text:p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1" office:value-type="string">
            <text:p text:style-name="P39">4tCLL.BL2.4.3 Fa un ús responsable de materials i espais funcionals de les biblioteques de l’entorn social pròxim.</text:p>
          </table:table-cell>
          <table:table-cell table:style-name="Taula1.D31" office:value-type="string">
            <text:p text:style-name="P94">CSC</text:p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31" office:value-type="string">
            <text:p text:style-name="P52">4tCLL.BL2.5 Participar de forma responsable en accions del pla lector del centre, com apadrinaments lectors, clubs de lectura, etc., per a millorar la seua competència lectora, refermar l’hàbit lector i col·laborar<text:span text:style-name="T22">,</text:span> amb supervisió<text:span text:style-name="T22">,</text:span> en el desenrotllament d’algunes activitats.</text:p>
          </table:table-cell>
          <table:table-cell table:style-name="Taula1.C31" office:value-type="string">
            <text:p text:style-name="P44"><text:span text:style-name="T5">4tCLL.BL2.5.1 Col·labora </text:span><text:span text:style-name="T11">amb supervisió</text:span><text:span text:style-name="T5"> en el desenrotllament d'algunes activitats del pla lector del centre organitzades per al seu nivell educatiu (clubs de lectura, etc.)</text:span><text:span text:style-name="T24">.</text:span></text:p>
          </table:table-cell>
          <table:table-cell table:style-name="Taula1.D31" office:value-type="string">
            <text:p text:style-name="P94">CCLI</text:p>
            <text:p text:style-name="P94">CSC</text:p>
            <text:p text:style-name="P94">CEC</text:p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41"><text:span text:style-name="T43">BL</text:span><text:span text:style-name="T42">OC </text:span><text:span text:style-name="T43">3</text:span><text:span text:style-name="T42">. </text:span><text:span text:style-name="T43">COMUNICACIÓ ESCRITA. ESCRI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98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99">1<text:span text:style-name="T37">r</text:span> T</text:p>
          </table:table-cell>
          <table:table-cell table:style-name="Taula1.A4" office:value-type="string">
            <text:p text:style-name="P99">2<text:span text:style-name="T37">n</text:span> T</text:p>
          </table:table-cell>
          <table:table-cell table:style-name="Taula1.A4" office:value-type="string">
            <text:p text:style-name="P99">3<text:span text:style-name="T37">r</text:span> T</text:p>
          </table:table-cell>
          <table:table-cell table:style-name="Taula1.H4" office:value-type="string">
            <text:p text:style-name="P99">FIN</text:p>
          </table:table-cell>
        </table:table-row>
        <table:table-row table:style-name="Taula1.1">
          <table:table-cell table:style-name="Taula1.A37" table:number-rows-spanned="4" office:value-type="string">
            <text:p text:style-name="P71"><text:span text:style-name="T3">Coneixement i ús guiat dels </text:span><text:soft-page-break/><text:span text:style-name="T3">elements bàsics de textos (suport textual, silueta, variacions tipogràfiques, presència d’il·lustracions....) de l’àmbit escolar i social, com a notícies i articles d’opinió per a webs infantils o escolars, diaris, cartes, correus electrònics, textos explicatius de mapes, plans, gràfics, etc. </text:span></text:p>
            <text:p text:style-name="P75">Planificació: inclusió dels recursos lingüístics més adequats per a escriure textos narratius, descriptius, explicatius, predictius i argumentatius. </text:p>
            <text:p text:style-name="P75">Redacció de l’esborrany, avaluació i revisió del text per a millorar-lo amb ajuda de guies (instruccions verbals) i dels companys. </text:p>
            <text:p text:style-name="P72">Escriptura i reescriptura, individual o col·lectiva, de textos de l’àmbit escolar o social amb diferents intencions. </text:p>
          </table:table-cell>
          <table:table-cell table:style-name="Taula1.B37" table:number-rows-spanned="4" office:value-type="string">
            <text:p text:style-name="P58">4tCLL.BL3.1 Planificar i escriure, de forma <text:soft-page-break/>reflexiva i dialogada, amb ajuda de guies i la col·laboració dels seus companys, textos dels gèneres més habituals del nivell educatiu, redactant l'esborrany, mantenint l'estructura d'estos, amb un vocabulari apropiat i utilitzant els recursos lingüístics amb creativitat i sentit estètic.</text:p>
          </table:table-cell>
          <table:table-cell table:style-name="Taula1.C38" office:value-type="string">
            <text:p text:style-name="P58">4tCLL.BL3.1.1 Participa amb<text:span text:style-name="T48"> ajuda de </text:span><text:soft-page-break/><text:span text:style-name="T48">guies</text:span> en el procés col·lectiu de planificació i escriptura de textos (descripcions, narracions, exposicions, textos instructius), <text:span text:style-name="T51">mantenint-ne l'estructura</text:span>.</text:p>
          </table:table-cell>
          <table:table-cell table:style-name="Taula1.D38" office:value-type="string">
            <text:p text:style-name="P95">CCLI</text:p>
            <text:p text:style-name="P95"><text:soft-page-break/>CAA</text:p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38">4tCLL.BL3.1.2 Quan redacta textos organitza la informació respectant la concordança gramatical i utilitzant adequadament els temps verbals.</text:p>
          </table:table-cell>
          <table:table-cell table:style-name="Taula1.D38" office:value-type="string">
            <text:p text:style-name="P95">CCLI</text:p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38">4tCLL.BL3.1.3 Quan redacta textos utilitza correctament un llenguatge formal sense expressions vulgars o col·loquials.</text:p>
          </table:table-cell>
          <table:table-cell table:style-name="Taula1.D38" office:value-type="string">
            <text:p text:style-name="P95">CCLI</text:p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58">4tCLL.BL3.1.<text:span text:style-name="T35">4</text:span> Quan redacta textos, utilitza adequadament alguns recursos lingüístics (la comparació, la hipèrbole, la metàfora i el joc de paraules) <text:span text:style-name="T36">amb creativitat i sentit estètic</text:span><text:span text:style-name="T32">.</text:span></text:p>
          </table:table-cell>
          <table:table-cell table:style-name="Taula1.D38" office:value-type="string">
            <text:p text:style-name="P95">CCLI</text:p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table-cell table:style-name="Taula1.A42" table:number-rows-spanned="5" office:value-type="string">
            <text:p text:style-name="P74">Avaluació i revisió del text per a millorar-lo amb ajuda de guies (organitzadors lògics) i dels companys.</text:p>
            <text:p text:style-name="P73">Reescriptura del producte final.</text:p>
            <text:p text:style-name="P73">Selecció raonada de les produccions a incloure en el portfolio. </text:p>
            <text:p text:style-name="P73">Normes gramaticals i ortogràfiques del nivell educatiu.</text:p>
          </table:table-cell>
          <table:table-cell table:style-name="Taula1.B40" table:number-rows-spanned="3" office:value-type="string">
            <text:p text:style-name="P53">4tCLL.BL3.2 Realitzar amb supervisió el procés de revisió de textos escrits, detectant errors <text:s/>i resolent els dubtes de forma reflexiva i dialogada per a millorar el producte final i presentar-lo cuidant els seus aspectes formals i respectant les normes de correcció gramatical i ortogràfica del nivell educatiu.</text:p>
          </table:table-cell>
          <table:table-cell table:style-name="Taula1.C38" office:value-type="string">
            <text:p text:style-name="P46"><text:span text:style-name="T5">4tCLL.BL3.2.1 Realitza amb</text:span><text:span text:style-name="T11"> supervisió</text:span><text:span text:style-name="T5"> el procés de revisió de textos escrits detectant errors i resolent els dubtes de forma reflexiva i dialogada per a millorar el producte final.</text:span></text:p>
          </table:table-cell>
          <table:table-cell table:style-name="Taula1.D38" office:value-type="string">
            <text:p text:style-name="P95">CCLI</text:p>
            <text:p text:style-name="P95">CAA</text:p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9" office:value-type="string">
            <text:p text:style-name="P29"><text:span text:style-name="T5">4t</text:span><text:span text:style-name="T4">CLL.BL3.2.2 Presenta els textos revisats cuidant els seus aspectes formals (cal·ligrafia, format de presentació, etc.) adequant-los als gèneres textuals propis del nivell educatiu (descripcions, narracions, exposicions, textos instructius).</text:span></text:p>
          </table:table-cell>
          <table:table-cell table:style-name="Taula1.D39" office:value-type="string">
            <text:p text:style-name="P95">CCLI</text:p>
            <text:p text:style-name="P95">CAA</text:p>
          </table:table-cell>
          <table:table-cell table:style-name="Taula1.E39" office:value-type="string">
            <text:p text:style-name="_33__20_competencias"/>
          </table:table-cell>
          <table:table-cell table:style-name="Taula1.F39" office:value-type="string">
            <text:p text:style-name="_33__20_competencias"/>
          </table:table-cell>
          <table:table-cell table:style-name="Taula1.G39" office:value-type="string">
            <text:p text:style-name="_33__20_competencias"/>
          </table:table-cell>
          <table:table-cell table:style-name="Taula1.H3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0" office:value-type="string">
            <text:p text:style-name="P46"><text:span text:style-name="T5">4t</text:span><text:span text:style-name="T4">CLL.BL3.2.3 Presenta els textos revisats respectant les normes de correcció gramatical i ortogràfica del nivell educatiu (...) </text:span><text:span text:style-name="T21">* Vegeu quadro d’elements </text:span><text:span text:style-name="T4">gramaticals</text:span></text:p>
          </table:table-cell>
          <table:table-cell table:style-name="Taula1.D40" office:value-type="string">
            <text:p text:style-name="P95">CCLI</text:p>
            <text:p text:style-name="P95">CAA</text:p>
          </table:table-cell>
          <table:table-cell table:style-name="Taula1.E40" office:value-type="string">
            <text:p text:style-name="_33__20_competencias"/>
          </table:table-cell>
          <table:table-cell table:style-name="Taula1.F40" office:value-type="string">
            <text:p text:style-name="_33__20_competencias"/>
          </table:table-cell>
          <table:table-cell table:style-name="Taula1.G40" office:value-type="string">
            <text:p text:style-name="_33__20_competencias"/>
          </table:table-cell>
          <table:table-cell table:style-name="Taula1.H40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A4" table:number-rows-spanned="2" office:value-type="string">
            <text:p text:style-name="P60">4tCLL.BL3.3 Utilitzar, de manera guiada, <text:soft-page-break/>l’escriptura per a organitzar la informació obtinguda durant l’escolta activa o la lectura reflexiva, reconeixent que pot no ser fiable, per mitjà de taules, quadros sinòptics, gràfics o ferramentes senzilles d’edició de continguts digitals, per a utilitzar-la en la redacció de textos o en les tasques d’aprenentatge utilitzant diversos recursos de manera responsable.</text:p>
          </table:table-cell>
          <table:table-cell table:style-name="Taula1.C41" office:value-type="string">
            <text:p text:style-name="P47"><text:span text:style-name="T4">4tCLL.BL3.3.1 Organitza </text:span><text:span text:style-name="T10">de forma guiada</text:span><text:span text:style-name="T4"> </text:span><text:soft-page-break/><text:span text:style-name="T4">la informació obtinguda durant l’escolta activa o la lectura reflexiva per mitjà de quadros sinòptics o ferramentes senzilles d’edició de continguts digitals, per a utilitzar-la en la redacció de textos o en tasques d’aprenentatge.</text:span></text:p>
          </table:table-cell>
          <table:table-cell table:style-name="Taula1.D41" office:value-type="string">
            <text:p text:style-name="P95">CAA</text:p>
            <text:p text:style-name="P95">CD</text:p>
          </table:table-cell>
          <table:table-cell table:style-name="Taula1.E41" office:value-type="string">
            <text:p text:style-name="_33__20_competencias"/>
          </table:table-cell>
          <table:table-cell table:style-name="Taula1.F41" office:value-type="string">
            <text:p text:style-name="_33__20_competencias"/>
          </table:table-cell>
          <table:table-cell table:style-name="Taula1.G41" office:value-type="string">
            <text:p text:style-name="_33__20_competencias"/>
          </table:table-cell>
          <table:table-cell table:style-name="Taula1.H4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2" office:value-type="string">
            <text:p text:style-name="P30"><text:span text:style-name="T5">4tCLL.BL3.3.2 </text:span><text:span text:style-name="T4">Utilitza de manera responsable ferramentes de busca de visualització digital i entorns virtuals reconeixent que pot no ser fiable.</text:span></text:p>
          </table:table-cell>
          <table:table-cell table:style-name="Taula1.D42" office:value-type="string">
            <text:p text:style-name="P95">CSC</text:p>
            <text:p text:style-name="P95">CD</text:p>
          </table:table-cell>
          <table:table-cell table:style-name="Taula1.E42" office:value-type="string">
            <text:p text:style-name="_33__20_competencias"/>
          </table:table-cell>
          <table:table-cell table:style-name="Taula1.F42" office:value-type="string">
            <text:p text:style-name="_33__20_competencias"/>
          </table:table-cell>
          <table:table-cell table:style-name="Taula1.G42" office:value-type="string">
            <text:p text:style-name="_33__20_competencias"/>
          </table:table-cell>
          <table:table-cell table:style-name="Taula1.H42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42"><text:span text:style-name="T43">BL</text:span><text:span text:style-name="T42">OC </text:span><text:span text:style-name="T43">4</text:span><text:span text:style-name="T42">. </text:span><text:span text:style-name="T43">CONEIXEMENT DE LA LLENG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98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99">1<text:span text:style-name="T37">r</text:span> T</text:p>
          </table:table-cell>
          <table:table-cell table:style-name="Taula1.A4" office:value-type="string">
            <text:p text:style-name="P99">2<text:span text:style-name="T37">n</text:span> T</text:p>
          </table:table-cell>
          <table:table-cell table:style-name="Taula1.A4" office:value-type="string">
            <text:p text:style-name="P99">3<text:span text:style-name="T37">r</text:span> T</text:p>
          </table:table-cell>
          <table:table-cell table:style-name="Taula1.H4" office:value-type="string">
            <text:p text:style-name="P99">FIN</text:p>
          </table:table-cell>
        </table:table-row>
        <table:table-row table:style-name="Taula1.1">
          <table:table-cell table:style-name="Taula1.A45" office:value-type="string">
            <text:p text:style-name="P48">Classificació i característiques generals de cada classe de nom.</text:p>
            <text:p text:style-name="P48">Adjectius determinatius: exclamatius.</text:p>
            <text:p text:style-name="P48">Concordança de gènere i nombre (substantius col·lectius, paraules invariables, homònims, irregularitats en la concordança entre masculí i femení).</text:p>
            <text:p text:style-name="P48">Identificació de diftongs i hiats en les paraules.</text:p>
            <text:p text:style-name="P48">Regles bàsiques d'accentuació.</text:p>
            <text:p text:style-name="P48">Conjugació del mode indicatiu de verbs regulars.</text:p>
            <text:p text:style-name="P48">Formes impersonals dels verbs: gerundi i participi.</text:p>
            <text:p text:style-name="P48">Relació de les desinències verbals amb la conjugació: mode, temps, nombre i persona.</text:p>
            <text:p text:style-name="P48">Separació de les formes verbals en arrel i desinència.</text:p>
            <text:p text:style-name="P55">Ús de sigles.</text:p>
          </table:table-cell>
          <table:table-cell table:style-name="Taula1.B45" office:value-type="string">
            <text:p text:style-name="P100">4tCLL.BL4.1 Aplicar els coneixements sobre els elements bàsics del sistema lingüístic adequats al nivell educatiu adquirits per mitjà d’un procés de reflexió individual i col·lectiva, per a interpretar, elaborar i revisar textos, detectant errors i resolent els seus dubtes amb la supervisió d’un adult i la col·laboració dels seus companys. </text:p>
          </table:table-cell>
          <table:table-cell table:style-name="Taula1.C45" office:value-type="string">
            <text:p text:style-name="P45"><text:span text:style-name="T16">4tCLL.BL4.1.1 Participa a través de la reflexió individual o col·lectiva en el procés d’interpretació i elaboració de textos, aplicant, amb </text:span><text:span text:style-name="T13">ajuda de guies per a l’observació,</text:span><text:span text:style-name="T16"> els coneixements sobre els elements del sistema lingüístic adequats al nivell educatiu fent explícits els seus dubtes. </text:span></text:p>
          </table:table-cell>
          <table:table-cell table:style-name="Taula1.D45" office:value-type="string">
            <text:p text:style-name="P96">CCLI</text:p>
            <text:p text:style-name="P96">CAA</text:p>
          </table:table-cell>
          <table:table-cell table:style-name="Taula1.E45" office:value-type="string">
            <text:p text:style-name="_33__20_competencias"/>
          </table:table-cell>
          <table:table-cell table:style-name="Taula1.F45" office:value-type="string">
            <text:p text:style-name="_33__20_competencias"/>
          </table:table-cell>
          <table:table-cell table:style-name="Taula1.G45" office:value-type="string">
            <text:p text:style-name="_33__20_competencias"/>
          </table:table-cell>
          <table:table-cell table:style-name="Taula1.H45" office:value-type="string">
            <text:p text:style-name="_33__20_competencias"/>
          </table:table-cell>
        </table:table-row>
        <table:table-row table:style-name="Taula1.1">
          <table:table-cell table:style-name="Taula1.A46" office:value-type="string">
            <text:p text:style-name="P48"/>
          </table:table-cell>
          <table:table-cell table:style-name="Taula1.B46" office:value-type="string">
            <text:p text:style-name="P15"/>
          </table:table-cell>
          <table:table-cell table:style-name="Taula1.C46" office:value-type="string">
            <text:p text:style-name="P45"><text:span text:style-name="T4">4tCLL.BL4.1.2 Participa en el </text:span><text:span text:style-name="T10">procés guiat</text:span><text:span text:style-name="T4"> de revisió individual i col·lectiva de textos </text:span><text:soft-page-break/><text:span text:style-name="T4">aplicant els coneixements sobre els elements del sistema lingüístic adequats al nivell educatiu detectant</text:span><text:span text:style-name="T16"> errors i proposant alternatives de resposta.</text:span></text:p>
          </table:table-cell>
          <table:table-cell table:style-name="Taula1.D46" office:value-type="string">
            <text:p text:style-name="P96">CCLI</text:p>
            <text:p text:style-name="P96">CAA</text:p>
          </table:table-cell>
          <table:table-cell table:style-name="Taula1.E46" office:value-type="string">
            <text:p text:style-name="_33__20_competencias"/>
          </table:table-cell>
          <table:table-cell table:style-name="Taula1.F46" office:value-type="string">
            <text:p text:style-name="_33__20_competencias"/>
          </table:table-cell>
          <table:table-cell table:style-name="Taula1.G46" office:value-type="string">
            <text:p text:style-name="_33__20_competencias"/>
          </table:table-cell>
          <table:table-cell table:style-name="Taula1.H46" office:value-type="string">
            <text:p text:style-name="_33__20_competencias"/>
          </table:table-cell>
        </table:table-row>
        <table:table-row table:style-name="Taula1.1">
          <table:table-cell table:style-name="Taula1.A48" table:number-rows-spanned="2" office:value-type="string">
            <text:p text:style-name="P48">Selecció de les definicions donades en el diccionari segons el context de les paraules.</text:p>
            <text:p text:style-name="P48">Diferents classes de diccionaris.</text:p>
            <text:p text:style-name="P67">Normes d'ús del diccionari per a buscar qualsevol classe de paraula.</text:p>
            <text:p text:style-name="P64">Regles per a la formació de comparatius i superlatius.</text:p>
          </table:table-cell>
          <table:table-cell table:style-name="Taula1.B48" table:number-rows-spanned="2" office:value-type="string">
            <text:p text:style-name="P15">4tCLL.BL4.2 Utilitzar, amb supervisió, diferents tipus de diccionaris en línia i impresos (diccionaris d’homònims i temàtics), per a resoldre dubtes sobre el significat del vocabulari utilitzat en el procés d’interpretació, elaboració i revisió de textos.</text:p>
          </table:table-cell>
          <table:table-cell table:style-name="Taula1.C47" office:value-type="string">
            <text:p text:style-name="P66">4tCLL.BL4.2.1 Resol dubtes sobre el significat del vocabulari utilitzat en el procés d’interpretació, elaboració i revisió de textos utilitzant a proposta de l’adult, diferents tipus de diccionaris en línia i impresos (homònims i temàtics) i reconeixent la seua estructura i funció. </text:p>
          </table:table-cell>
          <table:table-cell table:style-name="Taula1.D47" office:value-type="string">
            <text:p text:style-name="P96">CCLI</text:p>
            <text:p text:style-name="P96">CD</text:p>
            <text:p text:style-name="P96">CAA</text:p>
          </table:table-cell>
          <table:table-cell table:style-name="Taula1.E47" office:value-type="string">
            <text:p text:style-name="_33__20_competencias"/>
          </table:table-cell>
          <table:table-cell table:style-name="Taula1.F47" office:value-type="string">
            <text:p text:style-name="_33__20_competencias"/>
          </table:table-cell>
          <table:table-cell table:style-name="Taula1.G47" office:value-type="string">
            <text:p text:style-name="_33__20_competencias"/>
          </table:table-cell>
          <table:table-cell table:style-name="Taula1.H4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8" office:value-type="string">
            <text:p text:style-name="P16">4tCLL.BL4.2.2 Amplia el seu vocabulari formant noves paraules identificant l’arrel i la desinència de verbs regulars a partir del seu infinitiu i utilitzant abreviatures per a millorar les seues produccions orals i escrites.</text:p>
          </table:table-cell>
          <table:table-cell table:style-name="Taula1.D48" office:value-type="string">
            <text:p text:style-name="P96">CCLI</text:p>
          </table:table-cell>
          <table:table-cell table:style-name="Taula1.E48" office:value-type="string">
            <text:p text:style-name="_33__20_competencias"/>
          </table:table-cell>
          <table:table-cell table:style-name="Taula1.F48" office:value-type="string">
            <text:p text:style-name="_33__20_competencias"/>
          </table:table-cell>
          <table:table-cell table:style-name="Taula1.G48" office:value-type="string">
            <text:p text:style-name="_33__20_competencias"/>
          </table:table-cell>
          <table:table-cell table:style-name="Taula1.H48" office:value-type="string">
            <text:p text:style-name="_33__20_competencias"/>
          </table:table-cell>
        </table:table-row>
        <table:table-row table:style-name="Taula1.1">
          <table:table-cell table:style-name="Taula1.A50" table:number-rows-spanned="2" office:value-type="string">
            <text:p text:style-name="P50">Diferenciació del substantiu i del verb dins de l'oració.</text:p>
            <text:p text:style-name="P50">Diferenciació entre oració, paràgraf i text.</text:p>
            <text:p text:style-name="P50">Tipus d'oracions: exhortatives i dubitatives.</text:p>
            <text:p text:style-name="P62">Concordança de nombre i persona en els verbs, noms i pronoms</text:p>
            <text:p text:style-name="P62"><text:s/>personals en l'oració.</text:p>
          </table:table-cell>
          <table:table-cell table:style-name="Taula1.B50" table:number-rows-spanned="2" office:value-type="string">
            <text:p text:style-name="P11">4tCLL.BL4.3 Reconéixer la concordança dels elements constitutius de l’oració per a construir oracions simples adequades al nivell, detectant errors i resolent-ne els dubtes per mitjà d’un procés guiat de reflexió individual i col·lectiva. </text:p>
          </table:table-cell>
          <table:table-cell table:style-name="Taula1.C49" office:value-type="string">
            <text:p text:style-name="P45"><text:span text:style-name="T16">4tCLL.BL</text:span><text:span text:style-name="T4">4.3.1 En la comprensió i producció de textos, orals o escrits,</text:span><text:span text:style-name="T23"> </text:span><text:span text:style-name="T4">identifica <text:s/>la concordança entre subjecte (noms i pronoms), verb i complements de l’oració simple i els enllaços bàsics que donen cohesió a les produccions.</text:span></text:p>
          </table:table-cell>
          <table:table-cell table:style-name="Taula1.D49" office:value-type="string">
            <text:p text:style-name="P96">CCLI</text:p>
            <text:p text:style-name="P96">CAA</text:p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0" office:value-type="string">
            <text:p text:style-name="P14">4tCLL.BL4.3.2 Quan interpreta, produïx o revisa textos orals o escrits detecta errors de concordança entre subjecte, verb i complements d’oracions simples utilitzant guies per a l’observació i proposant alternatives de resposta i resol els seus dubtes participant activament en el procés de reflexió individual i col·lectiva.</text:p>
          </table:table-cell>
          <table:table-cell table:style-name="Taula1.D50" office:value-type="string">
            <text:p text:style-name="P96">CCLI</text:p>
            <text:p text:style-name="P96">CAA</text:p>
          </table:table-cell>
          <table:table-cell table:style-name="Taula1.E50" office:value-type="string">
            <text:p text:style-name="_33__20_competencias"/>
          </table:table-cell>
          <table:table-cell table:style-name="Taula1.F50" office:value-type="string">
            <text:p text:style-name="_33__20_competencias"/>
          </table:table-cell>
          <table:table-cell table:style-name="Taula1.G50" office:value-type="string">
            <text:p text:style-name="_33__20_competencias"/>
          </table:table-cell>
          <table:table-cell table:style-name="Taula1.H50" office:value-type="string">
            <text:p text:style-name="_33__20_competencias"/>
          </table:table-cell>
        </table:table-row>
        <table:table-row table:style-name="Taula1.1">
          <table:table-cell table:style-name="Taula1.A51" office:value-type="string">
            <text:p text:style-name="P48">Associació de les diferents llengües d'Espanya amb les corresponents comunitats autònomes.</text:p>
            <text:p text:style-name="P48">Identificació de les principals característiques de les llengües d'Espanya.</text:p>
            <text:p text:style-name="P48">Interés per conéixer i per tindre <text:soft-page-break/>competència en els dos idiomes cooficials de la Comunitat Valenciana.</text:p>
            <text:p text:style-name="P48">Consciència de les variants lingüístiques de les diferents llengües presents en el context social i escolar.</text:p>
            <text:p text:style-name="P62">Actitud positiva davant dels usos de les llengües, evitant qualsevol acte de discriminació.</text:p>
          </table:table-cell>
          <table:table-cell table:style-name="Taula1.B51" office:value-type="string">
            <text:p text:style-name="P100">4tCLL.BL4.4 Diferenciar les característiques geogràfiques de les llengües d’Espanya per a reconéixer-les en produccions orals i escrites, pròpies o alienes, tant dins com fora de l’àmbit escolar.</text:p>
          </table:table-cell>
          <table:table-cell table:style-name="Taula1.C51" office:value-type="string">
            <text:p text:style-name="P20">4tCLL.BL4.4.1 Diferencia, amb ajuda de guies, les característiques geogràfiques de les llengües d’Espanya, en produccions de l’àmbit escolar i social.</text:p>
          </table:table-cell>
          <table:table-cell table:style-name="Taula1.D51" office:value-type="string">
            <text:p text:style-name="P96">CCLI</text:p>
            <text:p text:style-name="P96">CSC</text:p>
          </table:table-cell>
          <table:table-cell table:style-name="Taula1.E51" office:value-type="string">
            <text:p text:style-name="_33__20_competencias"/>
          </table:table-cell>
          <table:table-cell table:style-name="Taula1.F51" office:value-type="string">
            <text:p text:style-name="_33__20_competencias"/>
          </table:table-cell>
          <table:table-cell table:style-name="Taula1.G51" office:value-type="string">
            <text:p text:style-name="_33__20_competencias"/>
          </table:table-cell>
          <table:table-cell table:style-name="Taula1.H51" office:value-type="string">
            <text:p text:style-name="_33__20_competencias"/>
          </table:table-cell>
        </table:table-row>
        <table:table-row table:style-name="Taula1.1">
          <table:table-cell table:style-name="Taula1.A57" table:number-rows-spanned="2" office:value-type="string">
            <text:p text:style-name="P87">Perseverança davant de l'esforç, força de voluntat. </text:p>
            <text:p text:style-name="P87">Constància i hàbits de treball. </text:p>
            <text:p text:style-name="P87">Capacitat de concentració. </text:p>
            <text:p text:style-name="P87">Adaptació als canvis. </text:p>
            <text:p text:style-name="P87">Resiliència, superar obstacles i fracassos. </text:p>
            <text:p text:style-name="P103">Busca d'orientació o ajuda quan la necessita de forma precisa.</text:p>
          </table:table-cell>
          <table:table-cell table:style-name="Taula1.B57" table:number-rows-spanned="2" office:value-type="string">
            <text:p text:style-name="P13">4tCLL.BL4.5 Seguir instruccions de tasques d’aprenentatge mantenint l’atenció mentres les realitza adaptant-se als canvis sense desanimar-se davant de les dificultats, demanant ajuda si la necessita.</text:p>
          </table:table-cell>
          <table:table-cell table:style-name="Taula1.C52" office:value-type="string">
            <text:p text:style-name="P16">4tCLL.BL4.5.1 Seguix les instruccions per a realitzar una tasca d’aprenentatge de més de dos activitats mantenint l’atenció fins a finalitzar-la.</text:p>
          </table:table-cell>
          <table:table-cell table:style-name="Taula1.D52" office:value-type="string">
            <text:p text:style-name="P96">CAA</text:p>
          </table:table-cell>
          <table:table-cell table:style-name="Taula1.E52" office:value-type="string">
            <text:p text:style-name="_33__20_competencias"/>
          </table:table-cell>
          <table:table-cell table:style-name="Taula1.F52" office:value-type="string">
            <text:p text:style-name="_33__20_competencias"/>
          </table:table-cell>
          <table:table-cell table:style-name="Taula1.G52" office:value-type="string">
            <text:p text:style-name="_33__20_competencias"/>
          </table:table-cell>
          <table:table-cell table:style-name="Taula1.H5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3" office:value-type="string">
            <text:p text:style-name="P16">4tCLL.BL4.5.2 Identifica les dificultats que experimenta en la realització d’una tasca sol·licitant ajuda de forma precisa i detallada.</text:p>
          </table:table-cell>
          <table:table-cell table:style-name="Taula1.D53" office:value-type="string">
            <text:p text:style-name="P96">CAA</text:p>
            <text:p text:style-name="P96">SIEE</text:p>
          </table:table-cell>
          <table:table-cell table:style-name="Taula1.E53" office:value-type="string">
            <text:p text:style-name="_33__20_competencias"/>
          </table:table-cell>
          <table:table-cell table:style-name="Taula1.F53" office:value-type="string">
            <text:p text:style-name="_33__20_competencias"/>
          </table:table-cell>
          <table:table-cell table:style-name="Taula1.G53" office:value-type="string">
            <text:p text:style-name="_33__20_competencias"/>
          </table:table-cell>
          <table:table-cell table:style-name="Taula1.H53" office:value-type="string">
            <text:p text:style-name="_33__20_competencias"/>
          </table:table-cell>
        </table:table-row>
        <table:table-row table:style-name="Taula1.1">
          <table:table-cell table:style-name="Taula1.A55" table:number-rows-spanned="2" office:value-type="string">
            <text:p text:style-name="P83">Planificació i organització de projectes individuals o col·lectius. </text:p>
            <text:p text:style-name="P85">Organització i gestió d'un projecte. Selecció de la informació tècnica i els materials. </text:p>
            <text:p text:style-name="P85">Avaluació del projecte i el producte amb ajuda de guies. </text:p>
            <text:p text:style-name="P85">Millora del producte i del procés després de l'avaluació.</text:p>
          </table:table-cell>
          <table:table-cell table:style-name="Taula1.B55" table:number-rows-spanned="2" office:value-type="string">
            <text:p text:style-name="P15">4tCLL.BL4.6 Planificar la realització d’un producte o una tasca proposant un pla ordenat d’accions, seleccionar els materials i avaluar el procés i la qualitat del resultat amb ajuda de guies per a l’observació.</text:p>
          </table:table-cell>
          <table:table-cell table:style-name="Taula1.C60" office:value-type="string">
            <text:p text:style-name="P17">4tCLL.BL4.6.1 Selecciona els materials i recursos necessaris per a desenrotllar un producte o tasca prèviament planificats.</text:p>
          </table:table-cell>
          <table:table-cell table:style-name="Taula1.D60" office:value-type="string">
            <text:p text:style-name="P96">CAA</text:p>
            <text:p text:style-name="P96">SIEE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0" office:value-type="string">
            <text:p text:style-name="P21"><text:span text:style-name="T27">4tCLL.BL4.6.2 Avalua el procés </text:span><text:span text:style-name="T28">seguit </text:span><text:span text:style-name="T27">i la qualitat del resultat </text:span><text:span text:style-name="T28">de la tasca</text:span><text:span text:style-name="T27"> </text:span><text:span text:style-name="T33">utilitzant guies per a l'observació</text:span><text:span text:style-name="T27"> prèviament proporcionades per l'adult o acordades de forma col·lectiva.</text:span></text:p>
          </table:table-cell>
          <table:table-cell table:style-name="Taula1.D60" office:value-type="string">
            <text:p text:style-name="P96">CAA</text:p>
            <text:p text:style-name="P96">SIEE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57" office:value-type="string">
            <text:p text:style-name="P88">Aplicació d'estratègies d'aprenentatge cooperatiu i per projectes. </text:p>
            <text:p text:style-name="P88">Desenrotllament de projectes en equip, transformació d'idees en accions, complint la seua part del treball en tasques que impliquen diversos companys. </text:p>
            <text:p text:style-name="P88">Ajuda, confluència, treball amb tots, acceptació de tots. </text:p>
            <text:p text:style-name="P88">Control de l'expressió de <text:soft-page-break/>sentiments i emocions en conflictes.</text:p>
          </table:table-cell>
          <table:table-cell table:style-name="Taula1.B57" office:value-type="string">
            <text:p text:style-name="P15">4tCLL.BL4.7 Participar en equips de treball realitzant la part de tasca que li correspon per a aconseguir metes comunes, acceptant el seu rol, fent aportacions i ajudant els altres membres del grup i expressant les seues emocions davant dels conflictes de forma respectuosa i utilitzant el diàleg igualitari.</text:p>
          </table:table-cell>
          <table:table-cell table:style-name="Taula1.C60" office:value-type="string">
            <text:p text:style-name="P17">4tCLL.BL4.7.1 Exercix correctament el seu rol en un equip de treball i ajuda als altres membres del grup a complir amb el seu.</text:p>
          </table:table-cell>
          <table:table-cell table:style-name="Taula1.D60" office:value-type="string">
            <text:p text:style-name="P96">CSC</text:p>
            <text:p text:style-name="P96">CAA</text:p>
            <text:p text:style-name="P96">SIEE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57" office:value-type="string">
            <text:p text:style-name="P88"/>
          </table:table-cell>
          <table:table-cell table:style-name="Taula1.B57" office:value-type="string">
            <text:p text:style-name="P15"/>
          </table:table-cell>
          <table:table-cell table:style-name="Taula1.C60" office:value-type="string">
            <text:p text:style-name="P65">4tCLL.BL4.7.2 Participa en diàlegs per a resoldre conflictes interpersonals, posant-se en el lloc de l'altre (empatia).</text:p>
          </table:table-cell>
          <table:table-cell table:style-name="Taula1.D60" office:value-type="string">
            <text:p text:style-name="P96">CSC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58" office:value-type="string">
            <text:p text:style-name="P88"/>
          </table:table-cell>
          <table:table-cell table:style-name="Taula1.B58" office:value-type="string">
            <text:p text:style-name="P15"/>
          </table:table-cell>
          <table:table-cell table:style-name="Taula1.C58" office:value-type="string">
            <text:p text:style-name="P17">4tCLL.BL4.7.3 Utilitza el diàleg igualitari per a resoldre conflictes habituals expressant la seua disconformitat o desgrat triant el moment i la forma més oportuna i respectuosa i mantenint la calma davant dels obstacles i malentesos.</text:p>
          </table:table-cell>
          <table:table-cell table:style-name="Taula1.D58" office:value-type="string">
            <text:p text:style-name="P96">CSC</text:p>
            <text:p text:style-name="P96">CCLI</text:p>
            <text:p text:style-name="P96">SIEE</text:p>
          </table:table-cell>
          <table:table-cell table:style-name="Taula1.E58" office:value-type="string">
            <text:p text:style-name="_33__20_competencias"/>
          </table:table-cell>
          <table:table-cell table:style-name="Taula1.F58" office:value-type="string">
            <text:p text:style-name="_33__20_competencias"/>
          </table:table-cell>
          <table:table-cell table:style-name="Taula1.G58" office:value-type="string">
            <text:p text:style-name="_33__20_competencias"/>
          </table:table-cell>
          <table:table-cell table:style-name="Taula1.H58" office:value-type="string">
            <text:p text:style-name="_33__20_competencias"/>
          </table:table-cell>
        </table:table-row>
        <table:table-row table:style-name="Taula1.1">
          <table:table-cell table:style-name="Taula1.A60" table:number-rows-spanned="2" office:value-type="string">
            <text:p text:style-name="P83">Enviament i recepció de continguts digitals per mitjà de ferramentes comunes amb dispositius de les TIC que ho permeten amb l'objecte de compartir informació.</text:p>
            <text:p text:style-name="P85">Gestió i protecció de la identitat digital. Consciència de la necessitat de protegir la seua privacitat i la dels altres.</text:p>
            <text:p text:style-name="P85">Bones formes de conducta: guarda el torn de paraula, es dirigix al receptor amb respecte, pondera el seu temps de parla, cuida la seua privacitat i intimitat, etc.</text:p>
            <text:p text:style-name="P85">Maneres de previndre i denunciar les males formes de conducta com el ciberassetjament o la discriminació per gènere o cultura.</text:p>
            <text:p text:style-name="P27">Responsabilitat de protegir altres contra els perills en la comunicació a través de les TIC.</text:p>
            <text:p text:style-name="P76">Exposició d'idees i opinions per mitjà de les ferramentes de comunicació més comuna amb dispositius de les TIC (correu electrònic, xat, videoconferència, missatgeria instantània, telefonia, etc.).</text:p>
          </table:table-cell>
          <table:table-cell table:style-name="Taula1.B60" table:number-rows-spanned="2" office:value-type="string">
            <text:p text:style-name="P10">4tCLL.BL4.8 Interactuar i compartir amb supervisió continguts digitals a través de les ferramentes de comunicació més comunes en dispositius de les TIC, aplicant bones formes de conducta, utilitzant un llenguatge no discriminatori i prevenint, denunciant i protegint a altres de les males pràctiques.</text:p>
          </table:table-cell>
          <table:table-cell table:style-name="Taula1.C60" office:value-type="string">
            <text:p text:style-name="P18">4tCLL.BL4.8.1 Interactua i compartix <text:span text:style-name="T48">amb supervisió</text:span> continguts digitals a través de les ferramentes de comunicació més comunes en dispositius de les TIC (videoconferència, missatgeria instantània, telefonia, correu electrònic, etc.) gestionant i protegint la seua identitat digital.</text:p>
          </table:table-cell>
          <table:table-cell table:style-name="Taula1.D60" office:value-type="string">
            <text:p text:style-name="P96">CCLI</text:p>
            <text:p text:style-name="P96">CD</text:p>
            <text:p text:style-name="P96">CSC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0" office:value-type="string">
            <text:p text:style-name="P18">4tCLL.BL4.8.2 Interactua i compartix continguts digitals prevenint, comunicant les males conductes identificades (ciberassetjament o la discriminació per gènere o cultura).</text:p>
          </table:table-cell>
          <table:table-cell table:style-name="Taula1.D60" office:value-type="string">
            <text:p text:style-name="P96">CCLI</text:p>
            <text:p text:style-name="P96">CD</text:p>
            <text:p text:style-name="P96">CSC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ext:soft-page-break/>
        <table:table-row table:style-name="Taula1.1">
          <table:table-cell table:style-name="Taula1.A2" table:number-columns-spanned="8" office:value-type="string">
            <text:p text:style-name="P80"><text:span text:style-name="T46">B</text:span><text:span text:style-name="T38">LOC </text:span><text:span text:style-name="T41">5</text:span><text:span text:style-name="T38">. </text:span><text:span text:style-name="T41">EDUCACIÓ LITERÀR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98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99">1<text:span text:style-name="T37">r</text:span> T</text:p>
          </table:table-cell>
          <table:table-cell table:style-name="Taula1.A4" office:value-type="string">
            <text:p text:style-name="P99">2<text:span text:style-name="T37">n</text:span> T</text:p>
          </table:table-cell>
          <table:table-cell table:style-name="Taula1.A4" office:value-type="string">
            <text:p text:style-name="P99">3<text:span text:style-name="T37">r</text:span> T</text:p>
          </table:table-cell>
          <table:table-cell table:style-name="Taula1.H4" office:value-type="string">
            <text:p text:style-name="P99">FIN</text:p>
          </table:table-cell>
        </table:table-row>
        <table:table-row table:style-name="Taula1.1">
          <table:table-cell table:style-name="Taula1.A4" table:number-rows-spanned="5" office:value-type="string">
            <text:p text:style-name="P49">Identificació del narrador, els personatges i les referències, explícites o implícites, a l'espai i al temps en novel·les o fragments de novel·les.</text:p>
            <text:p text:style-name="P49">Mesura de versos, distinció entre art major i menor i identificació de fenòmens de contacte fonètic entre paraules i dins de les paraules.</text:p>
            <text:p text:style-name="P56">Distinció entre diàleg i acotacions, identificació de la utilitat d'estes i del valor unitari d'actes i escenes. Identificació de l'espai i del temps en què transcorre l'acció sempre que aparega explícit en les acotacions.</text:p>
          </table:table-cell>
          <table:table-cell table:style-name="Taula1.A4" table:number-rows-spanned="5" office:value-type="string">
            <text:p text:style-name="P19">4tCLL.BL5.1 Identificar, utilitzant expressions específiques de la terminologia literària, els elements que caracteritzen les novel·les, poesies, cançons i obres teatrals i alguns recursos retòrics quan apareixen en textos literaris mentres participa en activitats de lectura, audició col·lectiva, recitat i dramatització.</text:p>
          </table:table-cell>
          <table:table-cell table:style-name="Taula1.A4" office:value-type="string">
            <text:p text:style-name="P31"><text:span text:style-name="T4">4tCLL.BL5.1.1 Identifica, </text:span><text:span text:style-name="T10">utilitzant expressions específiques</text:span><text:span text:style-name="T4"> de la terminologia literària, les característiques bàsiques de novel·les, poemes i cançons i obres teatrals d’ús habitual </text:span><text:span text:style-name="T8">a</text:span><text:span text:style-name="T4"> l’aula.</text:span></text:p>
          </table:table-cell>
          <table:table-cell table:style-name="Taula1.A4" office:value-type="string">
            <text:p text:style-name="P97">CCLI</text:p>
            <text:p text:style-name="P97">CEC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4" office:value-type="string">
            <text:p text:style-name="P40"><text:span text:style-name="T27">4tCLL.BL5.1.2 Identifica i anomena, utilitzant expressions específiques de la terminologia literària, els elements bàsics (narrador, personatges, espai i temps) de novel·les, amb presència habitual </text:span><text:span text:style-name="T29">a</text:span><text:span text:style-name="T27"> l’aula, sempre que apareguen de manera explícita</text:span></text:p>
          </table:table-cell>
          <table:table-cell table:style-name="Taula1.D64" office:value-type="string">
            <text:p text:style-name="P97">CCLI</text:p>
            <text:p text:style-name="P97">CEC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5" office:value-type="string">
            <text:p text:style-name="P23">4tCLL.BL5.1.3 Identifica i anomena, utilitzant expressions específiques de la terminologia literària, els elements bàsics (mesura de versos, distinció entre art major i menor) de poemes i cançons amb presència habitual <text:span text:style-name="T30">a</text:span> l’aula.</text:p>
          </table:table-cell>
          <table:table-cell table:style-name="Taula1.D65" office:value-type="string">
            <text:p text:style-name="P97">CCLI</text:p>
            <text:p text:style-name="P97">CEC</text:p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6" office:value-type="string">
            <text:p text:style-name="P31"><text:span text:style-name="T4">4tCLL.BL5.1.4 Identifica, </text:span><text:span text:style-name="T10">utilitzant expressions específiques</text:span><text:span text:style-name="T4"> de la terminologia literària, els elements bàsics (actes i escenes i referències espaciotemporals) de textos teatrals amb presència habitual </text:span><text:span text:style-name="T9">a</text:span><text:span text:style-name="T4"> l’aula, sempre que apareguen de manera explícita.</text:span></text:p>
          </table:table-cell>
          <table:table-cell table:style-name="Taula1.D66" office:value-type="string">
            <text:p text:style-name="P97">CCLI</text:p>
            <text:p text:style-name="P97">CEC</text:p>
          </table:table-cell>
          <table:table-cell table:style-name="Taula1.E66" office:value-type="string">
            <text:p text:style-name="_33__20_competencias"/>
          </table:table-cell>
          <table:table-cell table:style-name="Taula1.F66" office:value-type="string">
            <text:p text:style-name="_33__20_competencias"/>
          </table:table-cell>
          <table:table-cell table:style-name="Taula1.G66" office:value-type="string">
            <text:p text:style-name="_33__20_competencias"/>
          </table:table-cell>
          <table:table-cell table:style-name="Taula1.H6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7" office:value-type="string">
            <text:p text:style-name="P23">4tCLL.BL5.1.5 Identifica, <text:span text:style-name="T48">utilitzant expressions específiques</text:span> de la terminologia literària, la hipèrbole i la metàfora, quan apareixen en textos d’ús habitual <text:span text:style-name="T31">a</text:span> l’aula<text:span text:style-name="T53">.</text:span></text:p>
          </table:table-cell>
          <table:table-cell table:style-name="Taula1.D67" office:value-type="string">
            <text:p text:style-name="P97">CCLI</text:p>
            <text:p text:style-name="P97">CEC</text:p>
          </table:table-cell>
          <table:table-cell table:style-name="Taula1.E67" office:value-type="string">
            <text:p text:style-name="_33__20_competencias"/>
          </table:table-cell>
          <table:table-cell table:style-name="Taula1.F67" office:value-type="string">
            <text:p text:style-name="_33__20_competencias"/>
          </table:table-cell>
          <table:table-cell table:style-name="Taula1.G67" office:value-type="string">
            <text:p text:style-name="_33__20_competencias"/>
          </table:table-cell>
          <table:table-cell table:style-name="Taula1.H67" office:value-type="string">
            <text:p text:style-name="_33__20_competencias"/>
          </table:table-cell>
        </table:table-row>
        <table:table-row table:style-name="Taula1.1">
          <table:table-cell table:style-name="Taula1.A69" office:value-type="string">
            <text:p text:style-name="P49">Escolta activa i lectura autònoma, <text:span text:style-name="T44">a</text:span> l'aula, d'obres o fragments d'obres de la literatura universal, adaptades a l'edat, per a obtindre informació sobre elements com el medi <text:soft-page-break/>ambient, la climatologia, la geografia o la història, entre altres, de l'entorn més pròxim i d'altres països i civilitzacions.</text:p>
            <text:p text:style-name="P56">Registre, amb supervisió, de la informació obtinguda per a utilitzar-la posteriorment amb finalitat acadèmica.</text:p>
          </table:table-cell>
          <table:table-cell table:style-name="Taula1.B69" office:value-type="string">
            <text:p text:style-name="P19">4tCLL.BL5.2 Buscar, seleccionar i emmagatzemar digitalment informació de fonts diverses sobre la pròpia tradició cultural a través de la lectura o audició reflexiva dels textos literaris, dels gèneres <text:soft-page-break/>i subgèneres adequats al nivell educatiu, amb orientacions de l’adult i l’ajuda dels seus companys, per a ampliar els seus coneixements, i utilitzar-la en les tasques d’aprenentatge, reconeixent que la informació pot ser no fiable.</text:p>
          </table:table-cell>
          <table:table-cell table:style-name="Taula1.C69" office:value-type="string">
            <text:p text:style-name="P31"><text:span text:style-name="T16">4tCLL.</text:span><text:span text:style-name="T4">BL5.2.1 Busca, s</text:span><text:span text:style-name="T16">elecciona i emmagatzema informació de fonts diverses</text:span><text:span text:style-name="T25"> </text:span><text:span text:style-name="T4">sobre </text:span><text:span text:style-name="T16">la pròpia tradició cultural </text:span><text:span text:style-name="T4">a través de la lectura o audició reflexiva dels textos literaris dels gèneres i </text:span><text:soft-page-break/><text:span text:style-name="T4">subgèneres adequats al nivell educatiu, amb</text:span><text:span text:style-name="T16"> orientacions de l’adult i l’ajuda dels seus companys, </text:span><text:span text:style-name="T4">per a ampliar els seus coneixements i utilitzar-la en les tasques d’aprenentatge.</text:span></text:p>
          </table:table-cell>
          <table:table-cell table:style-name="Taula1.D69" office:value-type="string">
            <text:p text:style-name="P97">CD</text:p>
            <text:p text:style-name="P97">CAA</text:p>
            <text:p text:style-name="P97">CEC</text:p>
          </table:table-cell>
          <table:table-cell table:style-name="Taula1.E69" office:value-type="string">
            <text:p text:style-name="_33__20_competencias"/>
          </table:table-cell>
          <table:table-cell table:style-name="Taula1.F69" office:value-type="string">
            <text:p text:style-name="_33__20_competencias"/>
          </table:table-cell>
          <table:table-cell table:style-name="Taula1.G69" office:value-type="string">
            <text:p text:style-name="_33__20_competencias"/>
          </table:table-cell>
          <table:table-cell table:style-name="Taula1.H69" office:value-type="string">
            <text:p text:style-name="_33__20_competencias"/>
          </table:table-cell>
        </table:table-row>
        <table:table-row table:style-name="Taula1.1">
          <table:table-cell table:style-name="Taula1.A69" office:value-type="string">
            <text:p text:style-name="P49"/>
          </table:table-cell>
          <table:table-cell table:style-name="Taula1.B69" office:value-type="string">
            <text:p text:style-name="P19"/>
          </table:table-cell>
          <table:table-cell table:style-name="Taula1.C69" office:value-type="string">
            <text:p text:style-name="P31"><text:span text:style-name="T16">4tCLL.</text:span><text:span text:style-name="T4">BL5.2.2 Utilitza els recursos de manera responsable i reconeix</text:span><text:span text:style-name="T16"> que la informació pot ser no fiable.</text:span></text:p>
          </table:table-cell>
          <table:table-cell table:style-name="Taula1.D69" office:value-type="string">
            <text:p text:style-name="P97">C<text:span text:style-name="T54">D</text:span></text:p>
          </table:table-cell>
          <table:table-cell table:style-name="Taula1.E69" office:value-type="string">
            <text:p text:style-name="_33__20_competencias"/>
          </table:table-cell>
          <table:table-cell table:style-name="Taula1.F69" office:value-type="string">
            <text:p text:style-name="_33__20_competencias"/>
          </table:table-cell>
          <table:table-cell table:style-name="Taula1.G69" office:value-type="string">
            <text:p text:style-name="_33__20_competencias"/>
          </table:table-cell>
          <table:table-cell table:style-name="Taula1.H69" office:value-type="string">
            <text:p text:style-name="_33__20_competencias"/>
          </table:table-cell>
        </table:table-row>
        <table:table-row table:style-name="Taula1.1">
          <table:table-cell table:style-name="Taula1.A70" office:value-type="string">
            <text:p text:style-name="P49">Elaboració guiada i col·laborativa d'obres teatrals que tracten temes del seu interés, amb unitat d'espai i temps i amb creativitat i recursos retòrics adequats al nivell educatiu.</text:p>
            <text:p text:style-name="P49">Escriptura de poemes que tracten temes del seu interés i ús de recursos retòrics i mètrics adequats al nivell educatiu.</text:p>
            <text:p text:style-name="P49">Ús de les TIC de manera guiada per a realitzar les distintes fases de la creació textual.</text:p>
            <text:p text:style-name="P49">La metàfora i l'al·literació.</text:p>
            <text:p text:style-name="P49">Identificació de recursos retòrics com a<text:span text:style-name="T45">ra</text:span> metàfores i al·literacions en textos literaris orals i escrits de l'àmbit escolar.</text:p>
            <text:p text:style-name="P63">Selecció raonada de les produccions a incloure en el portfolio.</text:p>
          </table:table-cell>
          <table:table-cell table:style-name="Taula1.B70" office:value-type="string">
            <text:p text:style-name="P12">4tCLL.BL5.3 Escriure de forma col·laborativa, seguint guies i models i amb sentit estètic i creativitat, relats breus, poemes i obres de teatre senzilles que tracten temes del seu interés, utilitzant recursos retòrics i mètrics adequats al nivell.</text:p>
          </table:table-cell>
          <table:table-cell table:style-name="Taula1.C70" office:value-type="string">
            <text:p text:style-name="P32"><text:span text:style-name="T17">4tCLL.BL5.3.1 Escriu de forma col·laborativa </text:span><text:span text:style-name="T14">seguint guies i models</text:span><text:span text:style-name="T17">, amb sentit estètic i creativitat, relats breus que tracten temes del seu interés, utilitzant adequadament les estratègies de producció escrita i els recursos retòrics adequats al nivell.</text:span></text:p>
          </table:table-cell>
          <table:table-cell table:style-name="Taula1.D70" office:value-type="string">
            <text:p text:style-name="P97">CCLI</text:p>
            <text:p text:style-name="P97">CEC</text:p>
            <text:p text:style-name="P97">SIEE</text:p>
          </table:table-cell>
          <table:table-cell table:style-name="Taula1.E70" office:value-type="string">
            <text:p text:style-name="_33__20_competencias"/>
          </table:table-cell>
          <table:table-cell table:style-name="Taula1.F70" office:value-type="string">
            <text:p text:style-name="_33__20_competencias"/>
          </table:table-cell>
          <table:table-cell table:style-name="Taula1.G70" office:value-type="string">
            <text:p text:style-name="_33__20_competencias"/>
          </table:table-cell>
          <table:table-cell table:style-name="Taula1.H70" office:value-type="string">
            <text:p text:style-name="_33__20_competencias"/>
          </table:table-cell>
        </table:table-row>
        <table:table-row table:style-name="Taula1.1">
          <table:table-cell table:style-name="Taula1.A71" office:value-type="string">
            <text:p text:style-name="Standard"/>
          </table:table-cell>
          <table:table-cell table:style-name="Taula1.B71" office:value-type="string">
            <text:p text:style-name="Standard"/>
          </table:table-cell>
          <table:table-cell table:style-name="Taula1.C71" office:value-type="string">
            <text:p text:style-name="P31"><text:span text:style-name="T16">4tCLL.BL5.3.2 Escriu de </text:span><text:span text:style-name="T18">forma</text:span><text:span text:style-name="T16"> col·laborativa, </text:span><text:span text:style-name="T13">seguint guies i models</text:span><text:span text:style-name="T25">, </text:span><text:span text:style-name="T16">amb sentit estètic i creativitat, poemes que tracten temes del seu interés, utilitzant adequadament les estratègies </text:span><text:soft-page-break/><text:span text:style-name="T16">de producció escrita i els recursos retòrics i mètrics adequats al nivell.</text:span></text:p>
          </table:table-cell>
          <table:table-cell table:style-name="Taula1.D71" office:value-type="string">
            <text:p text:style-name="P97">CCLI</text:p>
            <text:p text:style-name="P97">CEC</text:p>
            <text:p text:style-name="P97">SIEE</text:p>
          </table:table-cell>
          <table:table-cell table:style-name="Taula1.E71" office:value-type="string">
            <text:p text:style-name="_33__20_competencias"/>
          </table:table-cell>
          <table:table-cell table:style-name="Taula1.F71" office:value-type="string">
            <text:p text:style-name="_33__20_competencias"/>
          </table:table-cell>
          <table:table-cell table:style-name="Taula1.G71" office:value-type="string">
            <text:p text:style-name="_33__20_competencias"/>
          </table:table-cell>
          <table:table-cell table:style-name="Taula1.H71" office:value-type="string">
            <text:p text:style-name="_33__20_competencias"/>
          </table:table-cell>
        </table:table-row>
        <table:table-row table:style-name="Taula1.1">
          <table:table-cell table:style-name="Taula1.A72" office:value-type="string">
            <text:p text:style-name="Standard"/>
          </table:table-cell>
          <table:table-cell table:style-name="Taula1.B72" office:value-type="string">
            <text:p text:style-name="Standard"/>
          </table:table-cell>
          <table:table-cell table:style-name="Taula1.C72" office:value-type="string">
            <text:p text:style-name="P31"><text:span text:style-name="T16">4tCLL.BL5.3.3 Escriu de </text:span><text:span text:style-name="T18">forma</text:span><text:span text:style-name="T16"> col·laborativa, seguint</text:span><text:span text:style-name="T13"> guies i models</text:span><text:span text:style-name="T25">, </text:span><text:span text:style-name="T16">amb sentit estètic i creativitat, obres de teatre senzilles que tracten temes del seu interés, utilitzant adequadament les estratègies de producció oral i escrita i els recursos retòrics adequats al nivell.</text:span></text:p>
          </table:table-cell>
          <table:table-cell table:style-name="Taula1.D72" office:value-type="string">
            <text:p text:style-name="P97">CCLI</text:p>
            <text:p text:style-name="P97">CEC</text:p>
            <text:p text:style-name="P97">SIEE</text:p>
          </table:table-cell>
          <table:table-cell table:style-name="Taula1.E72" office:value-type="string">
            <text:p text:style-name="_33__20_competencias"/>
          </table:table-cell>
          <table:table-cell table:style-name="Taula1.F72" office:value-type="string">
            <text:p text:style-name="_33__20_competencias"/>
          </table:table-cell>
          <table:table-cell table:style-name="Taula1.G72" office:value-type="string">
            <text:p text:style-name="_33__20_competencias"/>
          </table:table-cell>
          <table:table-cell table:style-name="Taula1.H72" office:value-type="string">
            <text:p text:style-name="_33__20_competencias"/>
          </table:table-cell>
        </table:table-row>
        <table:table-row table:style-name="Taula1.1">
          <table:table-cell table:style-name="Taula1.A73" office:value-type="string">
            <text:p text:style-name="P49">Dramatització de textos literaris i no literaris adequats al nivell educatiu, com a<text:span text:style-name="T52">ra</text:span> anuncis, conversacions, etc., sobre temes d'interés per a l'alumnat.</text:p>
            <text:p text:style-name="P49">Representació i dramatització de xicotetes escenes teatrals en grup partint de models, amb sentit estètic i creativitat.</text:p>
            <text:p text:style-name="P49">Identificació de les possibilitats expressives lingüístiques i no lingüístiques (cos, moviment, veu) així com les característiques formals dels textos en representacions teatrals.</text:p>
            <text:p text:style-name="P56">Autoavaluació de les dramatitzacions pròpies i coavaluació de les dramatitzacions dels companys, per mitjà de criteris i indicadors prèviament establits.</text:p>
          </table:table-cell>
          <table:table-cell table:style-name="Taula1.B73" office:value-type="string">
            <text:p text:style-name="P19">4tCLL.BL5.4 Participar en produccions col·lectives realitzant dramatitzacions de textos literaris i no literaris adequats al nivell i representacions teatrals, aplicant amb sentit estètic i creativitat les estratègies de comunicació oral i les tècniques expressives i teatrals apreses.</text:p>
          </table:table-cell>
          <table:table-cell table:style-name="Taula1.C73" office:value-type="string">
            <text:p text:style-name="P31"><text:span text:style-name="T16">4tCLL.BL5.4.1 Realitza</text:span><text:span text:style-name="T15"> dramatitzacions, representacions i improvisacions de textos literaris i no literaris, aplicant amb correcció, creativitat i sentit estètic les tècniques expressives i teatrals apreses.</text:span></text:p>
          </table:table-cell>
          <table:table-cell table:style-name="Taula1.D73" office:value-type="string">
            <text:p text:style-name="_33__20_competencias"/>
          </table:table-cell>
          <table:table-cell table:style-name="Taula1.E73" office:value-type="string">
            <text:p text:style-name="_33__20_competencias"/>
          </table:table-cell>
          <table:table-cell table:style-name="Taula1.F73" office:value-type="string">
            <text:p text:style-name="_33__20_competencias"/>
          </table:table-cell>
          <table:table-cell table:style-name="Taula1.G73" office:value-type="string">
            <text:p text:style-name="_33__20_competencias"/>
          </table:table-cell>
          <table:table-cell table:style-name="Taula1.H73" office:value-type="string">
            <text:p text:style-name="_33__20_competencias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3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2T15:24:09.431709105</dc:date>
    <meta:editing-cycles>206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13" meta:paragraph-count="362" meta:word-count="4503" meta:character-count="31414" meta:non-whitespace-character-count="27217"/>
  </office:meta>
</office:document-meta>
</file>